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color="#000000"/>
    </style:style>
    <style:style style:name="P7"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fo:font-size="12pt" fo:font-weight="normal" style:font-size-asian="10.5pt" style:font-weight-asian="normal" style:font-size-complex="12pt" style:font-weight-complex="normal"/>
    </style:style>
    <style:style style:name="P10"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ff0000"/>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style:writing-mode="lr-tb"/>
      <style:text-properties fo:font-size="10.5pt" style:font-size-asian="10.5pt" style:font-size-complex="10.5pt"/>
    </style:style>
    <style:style style:name="P17"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8"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9" style:family="paragraph" style:parent-style-name="Standard">
      <style:paragraph-properties style:writing-mode="lr-tb"/>
      <style:text-properties fo:color="#000000" fo:font-size="10.5pt" style:font-size-asian="10.5pt" style:font-size-complex="10.5pt"/>
    </style:style>
    <style:style style:name="P20" style:family="paragraph" style:parent-style-name="Standard">
      <style:paragraph-properties style:writing-mode="lr-tb"/>
      <style:text-properties fo:color="#ff0000" fo:font-size="10.5pt" style:font-size-asian="10.5pt" style:font-size-complex="10.5pt"/>
    </style:style>
    <style:style style:name="P21" style:family="paragraph" style:parent-style-name="Table_20_Contents">
      <style:paragraph-properties fo:text-align="center" style:justify-single-word="false"/>
      <style:text-properties fo:font-size="12pt" style:font-size-asian="10.5pt" style:font-size-complex="12pt"/>
    </style:style>
    <style:style style:name="P22" style:family="paragraph" style:parent-style-name="Table_20_Contents">
      <style:paragraph-properties fo:text-align="end" style:justify-single-word="false"/>
      <style:text-properties fo:font-size="12pt" style:font-size-asian="10.5pt" style:font-size-complex="12pt"/>
    </style:style>
    <style:style style:name="P23"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margin-top="0cm" fo:margin-bottom="0.499cm"/>
    </style:style>
    <style:style style:name="P2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style>
    <style:style style:name="P2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text-properties fo:color="#ff0000"/>
    </style:style>
    <style:style style:name="P29" style:family="paragraph" style:parent-style-name="Standard">
      <style:paragraph-properties style:writing-mode="lr-tb"/>
      <style:text-properties fo:font-size="10.5pt" style:font-size-asian="10.5pt" style:font-size-complex="10.5pt"/>
    </style:style>
    <style:style style:name="P30"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31" style:family="paragraph" style:parent-style-name="Standard">
      <style:paragraph-properties style:writing-mode="lr-tb"/>
      <style:text-properties fo:color="#000000"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background-color="transparent"/>
    </style:style>
    <style:style style:name="T9" style:family="text">
      <style:text-properties fo:font-size="10.5pt" style:font-size-asian="10.5pt" style:font-size-complex="10.5pt"/>
    </style:style>
    <style:style style:name="T10" style:family="text">
      <style:text-properties fo:color="#ff000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tint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2">5.1.1.2 <text:s/>Arquitectura de la máquina P</text:p>
      <text:p text:style-name="P9">La máquina P que se adjunta, implementada en Java, consiste en:</text:p>
      <text:p text:style-name="P9"><text:tab/>· Una pila teóricamente infinita (su tamaño máximo real depende del sistema en el cual se ejecute) capaz de guardar datos.</text:p>
      <text:p text:style-name="P9"><text:tab/>· Una lista teóricamente infinita que representa el programa a ejecutarse.</text:p>
      <text:p text:style-name="P9"><text:tab/>· Una memoria de tamaño configurable donde se guardan los valores de las variables.</text:p>
      <text:p text:style-name="P9"><text:tab/>· Un booleano “parar” que indica si la máquina debe o no leer la siguiente instrucción. Cuando valga cierto la máquina dejará de ejecutar el programa.</text:p>
      <text:p text:style-name="P7"><text:tab/>· Un entero “cp” cuya función es servir de índice dentro del programa, señalando la instrucción que se está ejecutando en cada momento.</text:p>
      <text:p text:style-name="P7"/>
      <text:p text:style-name="P7">Cada celda de la pila y de la memoria es capaz de contener cualquier tipo de dato independientemente de su tamaño.</text:p>
      <text:p text:style-name="P7">Cada celda de la lista que representa el programa es capaz de guardar cualquier tipo de instrucción independientemente de su tamaño.</text:p>
      <text:p text:style-name="P13"/>
      <text:p text:style-name="P12">5.1.1.2 <text:s/>Arquitectura del código java bytecode</text:p>
      <text:p text:style-name="P13">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3">La naturaleza orientada a objetos del java bytecode sobrepasa con creces el objetivo de la práctica. </text:p>
      <text:p text:style-name="P13">Cualquier máquina virtual de java ha de ser capaz de ejecutar archivos en el llamado “formato .class”, que representado como una estructura C equivaldría a lo siguiente:</text:p>
      <text:p text:style-name="P13"/>
      <text:p text:style-name="P23"><text:span text:style-name="T8">    </text:span><text:span text:style-name="Source_20_Text"><text:span text:style-name="T8">ClassFile {</text:span></text:span></text:p>
      <text:p text:style-name="Preformatted_20_Text"><text:span text:style-name="T8">    </text:span><text:span text:style-name="Source_20_Text"><text:span text:style-name="T8"> <text:s text:c="3"/>u4 magic;</text:span></text:span></text:p>
      <text:p text:style-name="Preformatted_20_Text"><text:span text:style-name="T8">    </text:span><text:span text:style-name="Source_20_Text"><text:span text:style-name="T8"> <text:s text:c="3"/>u2 </text:span></text:span><text:bookmark-start text:name="DDE_LINK5"/><text:span text:style-name="Source_20_Text"><text:span text:style-name="T8">minor_version;</text:span></text:span><text:bookmark-end text:name="DDE_LINK5"/></text:p>
      <text:p text:style-name="Preformatted_20_Text"><text:span text:style-name="T8">    </text:span><text:span text:style-name="Source_20_Text"><text:span text:style-name="T8"> <text:s text:c="3"/>u2 major_version;</text:span></text:span></text:p>
      <text:p text:style-name="Preformatted_20_Text"><text:span text:style-name="T8">    </text:span><text:span text:style-name="Source_20_Text"><text:span text:style-name="T8"> <text:s text:c="3"/>u2 constant_pool_count;</text:span></text:span></text:p>
      <text:p text:style-name="Preformatted_20_Text"><text:span text:style-name="T8">    </text:span><text:span text:style-name="Source_20_Text"><text:span text:style-name="T8"> <text:s text:c="3"/>cp_info constant_pool[constant_pool_count-1];</text:span></text:span></text:p>
      <text:p text:style-name="Preformatted_20_Text"><text:span text:style-name="T8">    </text:span><text:span text:style-name="Source_20_Text"><text:span text:style-name="T8"> <text:s text:c="3"/>u2 access_flags;</text:span></text:span></text:p>
      <text:p text:style-name="Preformatted_20_Text"><text:span text:style-name="T8">    </text:span><text:span text:style-name="Source_20_Text"><text:span text:style-name="T8"> <text:s text:c="3"/>u2 this_class;</text:span></text:span></text:p>
      <text:p text:style-name="Preformatted_20_Text"><text:span text:style-name="T8">    </text:span><text:span text:style-name="Source_20_Text"><text:span text:style-name="T8"> <text:s text:c="3"/>u2 super_class;</text:span></text:span></text:p>
      <text:p text:style-name="Preformatted_20_Text"><text:span text:style-name="T8">    </text:span><text:span text:style-name="Source_20_Text"><text:span text:style-name="T8"> <text:s text:c="3"/>u2 interfaces_count;</text:span></text:span></text:p>
      <text:p text:style-name="Preformatted_20_Text"><text:span text:style-name="T8">    </text:span><text:span text:style-name="Source_20_Text"><text:span text:style-name="T8"> <text:s text:c="3"/>u2 interfaces[interfaces_count];</text:span></text:span></text:p>
      <text:p text:style-name="Preformatted_20_Text"><text:span text:style-name="T8">    </text:span><text:span text:style-name="Source_20_Text"><text:span text:style-name="T8"> <text:s text:c="3"/>u2 fields_count;</text:span></text:span></text:p>
      <text:p text:style-name="Preformatted_20_Text"><text:span text:style-name="T8">    </text:span><text:span text:style-name="Source_20_Text"><text:span text:style-name="T8"> <text:s text:c="3"/>field_info fields[fields_count];</text:span></text:span></text:p>
      <text:p text:style-name="Preformatted_20_Text"><text:span text:style-name="T8">    </text:span><text:span text:style-name="Source_20_Text"><text:span text:style-name="T8"> <text:s text:c="3"/>u2 methods_count;</text:span></text:span></text:p>
      <text:p text:style-name="Preformatted_20_Text"><text:soft-page-break/><text:span text:style-name="T8">    </text:span><text:span text:style-name="Source_20_Text"><text:span text:style-name="T8"> <text:s text:c="3"/>method_info methods[methods_count];</text:span></text:span></text:p>
      <text:p text:style-name="Preformatted_20_Text"><text:span text:style-name="T8">    </text:span><text:span text:style-name="Source_20_Text"><text:span text:style-name="T8"> <text:s text:c="3"/>u2 attributes_count;</text:span></text:span></text:p>
      <text:p text:style-name="Preformatted_20_Text"><text:span text:style-name="T8">    </text:span><text:span text:style-name="Source_20_Text"><text:span text:style-name="T8"> <text:s text:c="3"/>attribute_info attributes[attributes_count];</text:span></text:span></text:p>
      <text:p text:style-name="P24"><text:bookmark text:name="19084"/><text:span text:style-name="T8">    </text:span><text:span text:style-name="Source_20_Text"><text:span text:style-name="T8">}</text:span></text:span></text:p>
      <text:p text:style-name="P13">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3"><text:tab/>· u4 magic: este campo siempre tiene el valor hexadecimal 0xCAFEBABE.</text:p>
      <text:p text:style-name="Standard"><text:span text:style-name="T6"><text:tab/>· u2 </text:span><text:span text:style-name="Source_20_Text"><text:span text:style-name="T7">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7"><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7"><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7"><text:tab/><text:tab/>· La información <text:s/>de las clases heredadas.</text:span></text:span></text:p>
      <text:p text:style-name="Standard"><text:span text:style-name="Source_20_Text"><text:span text:style-name="T7"><text:tab/><text:tab/>· La información (métodos, campos, etc) de las clases heredadas.</text:span></text:span></text:p>
      <text:p text:style-name="Standard"><text:span text:style-name="Source_20_Text"><text:span text:style-name="T7"><text:tab/><text:tab/>· Cierta información sobre los campos y métodos definidos en la clase en cuestión, como son el tipo y nombre de los campos y la firma de los métodos.</text:span></text:span></text:p>
      <text:p text:style-name="Standard"><text:span text:style-name="Source_20_Text"><text:span text:style-name="T7"><text:tab/><text:tab/>· Cierta información sobre los métodos de otras clases que se invoquen desde los métodos de esta.</text:span></text:span></text:p>
      <text:p text:style-name="P13"><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7">n dentro de constant pool donde se encuentra la </text:span><text:span text:style-name="Source_20_Text"><text:span text:style-name="T7">CONSTANT_Class_info de esta clase. CONSTANT_Class_info es una estructura que representa el nombre de la clase, incluyendo el paquete a la que pertenece.</text:span></text:span></text:p>
      <text:p text:style-name="Standard"><text:span text:style-name="Source_20_Text"><text:span text:style-name="T7"><text:tab/>· u2 super_class: al igual que this_class es una referencia a un CONSTANT_Class_info de la constant pool. Sin embargo en este caso representa la información de la clase de la que hereda <text:s/>la clase que define este .class.</text:span></text:span></text:p>
      <text:p text:style-name="P13"><text:tab/>· u2 interfaces[], field_info fields[] y attribute_info attributes[]: son arrays que contienen información sobre las interfaces implementadas, los campos que declara la clase y los atributos que tiene. En esta práctica no se usarán.</text:p>
      <text:p text:style-name="P13"><text:tab/>· method_info methods[]: es un array de method_info que contiene, como su nombre indica, la información de los métodos definidos en esta clase. Methods_info consiste en lo siguiente:</text:p>
      <text:p text:style-name="P23">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21"/>    <text:span text:style-name="Source_20_Text">}</text:span></text:p>
      <text:p text:style-name="P13">donde:</text:p>
      <text:p text:style-name="P13"><text:tab/>· u2 access_flags: tiene un significado que a nuestro nivel podemos considerar similar al access_flags de la clase.</text:p>
      <text:p text:style-name="P13"><text:tab/>· u2 name_index: es la dirección dentro de constant pool del nombre el metodo.</text:p>
      <text:p text:style-name="P13"><text:tab/>· u2 descriptor_index: es la dirección dentro de constant pool de un string que define la firma del método (es decir, los tipos de los argumentos que recibe y el tipo devuelto).</text:p>
      <text:p text:style-name="P13"><text:tab/>· u2 attributes_count: es el número de entradas de attributes.</text:p>
      <text:p text:style-name="P13"><text:tab/>· attribute_info attributes[]: es un array de atributos, de los cuales únicamente usaremos el de código, que a su vez consiste en una estructura como la que sigue:</text:p>
      <text:p text:style-name="P13"><text:soft-page-break/></text:p>
      <text:p text:style-name="P23">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64"/>    <text:span text:style-name="Source_20_Text">}</text:span></text:p>
      <text:p text:style-name="P13">siendo:</text:p>
      <text:p text:style-name="P13"><text:tab/>· u2 attribute_name_index: el indice dentro de constant pool de una cadena “Code”</text:p>
      <text:p text:style-name="P13"><text:tab/>· u4 attribute_length: la longitud en bytes del resto del registro (sin contar attribute_name_index ni attribute_length)</text:p>
      <text:p text:style-name="P13"><text:tab/>· u2 max_stack: la profundidad máxima de la pila asociada al método.</text:p>
      <text:p text:style-name="P13"><text:tab/>· u2 max_locals: el número máximo variables locales y parámetros usados por el metodo. En esta cuenta los longs y doubles cuentan doble (aunque no se usan en la práctica).</text:p>
      <text:p text:style-name="P13"><text:tab/>· u4 code_length: la longitu del array code.</text:p>
      <text:p text:style-name="P13"><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3"><text:tab/>· exception_table y attributes: son dos arrays que no se usarán, por lo que exception_table_length y attributes_count valdrán siempre 0.</text:p>
      <text:p text:style-name="P13"><text:tab/></text:p>
      <text:p text:style-name="P12"/>
      <text:p text:style-name="P4">5.1.2. <text:s/>Comportamiento interno</text:p>
      <text:p text:style-name="P4">5.1.2.1 <text:s/>Comportamiento interno de la máquina P</text:p>
      <text:p text:style-name="P9">El funcionamiento de la máquina P es:</text:p>
      <text:p text:style-name="P9"><text:tab/>pila = pilaVacia();</text:p>
      <text:p text:style-name="P9"><text:tab/>cp ← 0</text:p>
      <text:p text:style-name="P9"><text:tab/>parar ← false</text:p>
      <text:p text:style-name="P9"><text:tab/>mientras(no parar)</text:p>
      <text:p text:style-name="P9"><text:tab/><text:tab/>instrucción = programa[cp]</text:p>
      <text:p text:style-name="P9"><text:tab/><text:tab/>ejecutar(instruccion)</text:p>
      <text:p text:style-name="P9"><text:tab/><text:tab/>cp++</text:p>
      <text:p text:style-name="P9"/>
      <text:p text:style-name="P9">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5"><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tintas (con 64 para servidores o con recolector de basura incremental, por ejemplo) y añadir otras características como la precompilación a codigo nativo de las instrucciones bytecode en lugar de interpretarlas.</text:p>
      <text:p text:style-name="P15"><text:tab/>Dentro del subconjuto de instrucciones java bytecode que usamos, la jvm se comporta de una manera similar a la máquina P</text:p>
      <text:p text:style-name="P15"/>
      <text:p text:style-name="P15"/>
      <text:p text:style-name="P4">5.1.3. <text:s/>Repertorio de instrucciones</text:p>
      <text:p text:style-name="P4">5.1.3.1 <text:s/><text:bookmark-start text:name="DDE_LINK6"/>Repertorio de instrucciones del código P<text:bookmark-end text:name="DDE_LINK6"/></text:p>
      <text:p text:style-name="P9"/>
      <text:p text:style-name="P9">El lenguaje objeto es un sencillo lenguaje de pila, es decir, las instrucciones apilan o desapilan datos (según indique su semántica) en una pila teóricamente infinita, teniendo como apoyo una memoria de acceso aleatorio donde almacenar las variables.</text:p>
      <text:p text:style-name="P9">El lenguaje tiene los mismos tipos que el lenguaje fuente:</text:p>
      <text:p text:style-name="P9"><text:tab/>· Bool puede ser “true” o “false”. Su código único es el 1</text:p>
      <text:p text:style-name="P9"><text:tab/>· Char es un dato que ocupa dos bytes que representa caracteres en formato UTF-8.</text:p>
      <text:p text:style-name="P9"><text:tab/>· Entero es un número entero en C2 de 32 bits.</text:p>
      <text:p text:style-name="P9"><text:tab/>· Natural es un número natural de 31 bits.</text:p>
      <text:p text:style-name="P12"><text:span text:style-name="T4"><text:tab/>· Real es un número real en IEEE 754</text:span><text:span text:style-name="T3"> </text:span><text:span text:style-name="T4">de 32 bits.</text:span></text:p>
      <text:p text:style-name="P8"/>
      <text:p text:style-name="P9">La tabla siguiente muestra las instrucciones de este lenguaje.</text:p>
      <text:p text:style-name="P9"><text:tab/>· La columna “Código” indica el valor que tiene internamente la instrucción.</text:p>
      <text:p text:style-name="P9"><text:tab/>· Cada celda de la columna “Args” puede ser 0 (es decir, no tiene argumentos) o “&lt;tipo del argumento&gt; &lt;nombre del argumento&gt;”, el nombre del argumento puede ser usado en las dos siguientes celdas.</text:p>
      <text:p text:style-name="P9"><text:tab/>· La columna “Interacción con la pila” sigue la siguiente sintaxis:</text:p>
      <text:p text:style-name="P9"><text:tab/><text:tab/>· Lo que se encuentre a la izquierda de → es el estado anterior de la pila y lo de la derecha el estado posterior (tras aplicar la instrucción).</text:p>
      <text:p text:style-name="P9"><text:tab/><text:tab/>· Las “,” separan los elementos de la pila.</text:p>
      <text:p text:style-name="P9"><text:tab/><text:tab/>· Los tres puntos (“…”) significan “el resto de la pila”.</text:p>
      <text:p text:style-name="P9"><text:tab/><text:tab/>· La estructura “&lt;tipo&gt; &lt;nombre&gt;” especifica un valor en la pila.</text:p>
      <text:p text:style-name="P9"><text:tab/>· Los tipos pueden ser o bien los definidos en el lenguaje (Nat, Bool, Int, etc) o bien otra palabra en mayúsculas (por ejemplo “T”), en cuyo caso se tratará de un tipo genérico, pero todas las apariciones de esa palabra corresponderán al mismo tipo.</text:p>
      <text:p text:style-name="P11"><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Código</text:p>
          </table:table-cell>
          <table:table-cell table:style-name="Table1.A1" office:value-type="string">
            <text:p text:style-name="P21">Nombre mnemotécnico</text:p>
          </table:table-cell>
          <table:table-cell table:style-name="Table1.A1" office:value-type="string">
            <text:p text:style-name="P21">Args</text:p>
          </table:table-cell>
          <table:table-cell table:style-name="Table1.A1" office:value-type="string">
            <text:p text:style-name="P21">Interacción con la pila</text:p>
          </table:table-cell>
          <table:table-cell table:style-name="Table1.E1" office:value-type="string">
            <text:p text:style-name="P21">Descripción</text:p>
          </table:table-cell>
        </table:table-row>
        <table:table-row>
          <table:table-cell table:style-name="Table1.A2" office:value-type="float" office:value="0">
            <text:p text:style-name="P22">0</text:p>
          </table:table-cell>
          <table:table-cell table:style-name="Table1.B2" office:value-type="string">
            <text:p text:style-name="P21">Parar</text:p>
          </table:table-cell>
          <table:table-cell table:style-name="Table1.A2" office:value-type="float" office:value="0">
            <text:p text:style-name="P21">0</text:p>
          </table:table-cell>
          <table:table-cell table:style-name="Table1.B2" office:value-type="string">
            <text:p text:style-name="P21">… → …</text:p>
          </table:table-cell>
          <table:table-cell table:style-name="Table1.E2" office:value-type="string">
            <text:p text:style-name="P21">Detiene la ejecución.</text:p>
          </table:table-cell>
        </table:table-row>
        <table:table-row>
          <table:table-cell table:style-name="Table1.A2" office:value-type="float" office:value="1">
            <text:p text:style-name="P22">1</text:p>
          </table:table-cell>
          <table:table-cell table:style-name="Table1.B2" office:value-type="string">
            <text:p text:style-name="P21">Apila</text:p>
          </table:table-cell>
          <table:table-cell table:style-name="Table1.B2" office:value-type="string">
            <text:p text:style-name="P21">T dato</text:p>
          </table:table-cell>
          <table:table-cell table:style-name="Table1.B2" office:value-type="string">
            <text:p text:style-name="P21">… → …, T dato </text:p>
          </table:table-cell>
          <table:table-cell table:style-name="Table1.E2" office:value-type="string">
            <text:p text:style-name="P21">Apila en la pila el dato pasado como argumento.</text:p>
          </table:table-cell>
        </table:table-row>
        <table:table-row>
          <table:table-cell table:style-name="Table1.A2" office:value-type="float" office:value="2">
            <text:p text:style-name="P22">2</text:p>
          </table:table-cell>
          <table:table-cell table:style-name="Table1.B2" office:value-type="string">
            <text:p text:style-name="P21">Apila-dir</text:p>
          </table:table-cell>
          <table:table-cell table:style-name="Table1.B2" office:value-type="string">
            <text:p text:style-name="P21">Nat dir</text:p>
          </table:table-cell>
          <table:table-cell table:style-name="Table1.B2" office:value-type="string">
            <text:p text:style-name="P21">... → …, T M[dir]</text:p>
          </table:table-cell>
          <table:table-cell table:style-name="Table1.E2" office:value-type="string">
            <text:p text:style-name="P21">Apila en la pila el contenido de la posición de memoria pasada como argumento.</text:p>
          </table:table-cell>
        </table:table-row>
        <table:table-row>
          <table:table-cell table:style-name="Table1.A2" office:value-type="float" office:value="3">
            <text:p text:style-name="P22">3</text:p>
          </table:table-cell>
          <table:table-cell table:style-name="Table1.B2" office:value-type="string">
            <text:p text:style-name="P21">Desapilar</text:p>
          </table:table-cell>
          <table:table-cell table:style-name="Table1.A2" office:value-type="float" office:value="0">
            <text:p text:style-name="P21">0</text:p>
          </table:table-cell>
          <table:table-cell table:style-name="Table1.B2" office:value-type="string">
            <text:p text:style-name="P21">…, T valor → …</text:p>
          </table:table-cell>
          <table:table-cell table:style-name="Table1.E2" office:value-type="string">
            <text:p text:style-name="P21">Desapila el primer dato de la pila.</text:p>
          </table:table-cell>
        </table:table-row>
        <text:soft-page-break/>
        <table:table-row>
          <table:table-cell table:style-name="Table1.A2" office:value-type="float" office:value="4">
            <text:p text:style-name="P22">4</text:p>
          </table:table-cell>
          <table:table-cell table:style-name="Table1.B2" office:value-type="string">
            <text:p text:style-name="P21">Desapilar-dir</text:p>
          </table:table-cell>
          <table:table-cell table:style-name="Table1.B2" office:value-type="string">
            <text:p text:style-name="P21">Nat dir</text:p>
          </table:table-cell>
          <table:table-cell table:style-name="Table1.B2" office:value-type="string">
            <text:p text:style-name="P21">…, T valor → …</text:p>
          </table:table-cell>
          <table:table-cell table:style-name="Table1.E2" office:value-type="string">
            <text:p text:style-name="P21">Desapila el primer dato de la pila y lo almacena en la posición de memoria pasada como parámetro.</text:p>
          </table:table-cell>
        </table:table-row>
        <table:table-row>
          <table:table-cell table:style-name="Table1.A2" office:value-type="float" office:value="5">
            <text:p text:style-name="P22">5</text:p>
          </table:table-cell>
          <table:table-cell table:style-name="Table1.B2" office:value-type="string">
            <text:p text:style-name="P21">Menor</text:p>
          </table:table-cell>
          <table:table-cell table:style-name="Table1.A2" office:value-type="float" office:value="0">
            <text:p text:style-name="P21"><text:bookmark-start text:name="DDE_LINK"/>0<text:bookmark-end text:name="DDE_LINK"/></text:p>
          </table:table-cell>
          <table:table-cell table:style-name="Table1.B2" office:value-type="string">
            <text:p text:style-name="P21"><text:bookmark-start text:name="DDE_LINK1"/>…, T v1, T v2 → <text:bookmark-start text:name="DDE_LINK3"/>…, <text:bookmark-end text:name="DDE_LINK3"/>Bool res<text:bookmark-end text:name="DDE_LINK1"/></text:p>
          </table:table-cell>
          <table:table-cell table:style-name="Table1.E2" office:value-type="string">
            <text:p text:style-name="P21">res = t1 &lt; t2</text:p>
          </table:table-cell>
        </table:table-row>
        <table:table-row>
          <table:table-cell table:style-name="Table1.A2" office:value-type="float" office:value="6">
            <text:p text:style-name="P22">6</text:p>
          </table:table-cell>
          <table:table-cell table:style-name="Table1.B2" office:value-type="string">
            <text:p text:style-name="P21">Mayor</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7">
            <text:p text:style-name="P22">7</text:p>
          </table:table-cell>
          <table:table-cell table:style-name="Table1.B2" office:value-type="string">
            <text:p text:style-name="P21">Men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lt;= t2</text:p>
          </table:table-cell>
        </table:table-row>
        <table:table-row>
          <table:table-cell table:style-name="Table1.A2" office:value-type="float" office:value="8">
            <text:p text:style-name="P22">8</text:p>
          </table:table-cell>
          <table:table-cell table:style-name="Table1.B2" office:value-type="string">
            <text:p text:style-name="P21">May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9">
            <text:p text:style-name="P22">9</text:p>
          </table:table-cell>
          <table:table-cell table:style-name="Table1.B2" office:value-type="string">
            <text:p text:style-name="P21">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0">
            <text:p text:style-name="P22">10</text:p>
          </table:table-cell>
          <table:table-cell table:style-name="Table1.B2" office:value-type="string">
            <text:p text:style-name="P21">No-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1">
            <text:p text:style-name="P22">11</text:p>
          </table:table-cell>
          <table:table-cell table:style-name="Table1.B2" office:value-type="string">
            <text:p text:style-name="P21">Sumar</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text:bookmark-start text:name="DDE_LINK4"/>. T tiene que ser un tipo numérico.<text:bookmark-end text:name="DDE_LINK4"/></text:p>
          </table:table-cell>
        </table:table-row>
        <table:table-row>
          <table:table-cell table:style-name="Table1.A2" office:value-type="float" office:value="12">
            <text:p text:style-name="P22">12</text:p>
          </table:table-cell>
          <table:table-cell table:style-name="Table1.B2" office:value-type="string">
            <text:p text:style-name="P21">Restar</text:p>
          </table:table-cell>
          <table:table-cell table:style-name="Table1.A2" office:value-type="float" office:value="0">
            <text:p text:style-name="P21">0</text:p>
          </table:table-cell>
          <table:table-cell table:style-name="Table1.B2" office:value-type="string">
            <text:p text:style-name="P21"><text:bookmark-start text:name="DDE_LINK2"/>…, T v1, T v2 → …, T res<text:bookmark-end text:name="DDE_LINK2"/></text:p>
          </table:table-cell>
          <table:table-cell table:style-name="Table1.E2" office:value-type="string">
            <text:p text:style-name="P21">res = v1 - v2. T tiene que ser un tipo numérico.</text:p>
          </table:table-cell>
        </table:table-row>
        <table:table-row>
          <table:table-cell table:style-name="Table1.A2" office:value-type="float" office:value="13">
            <text:p text:style-name="P22">13</text:p>
          </table:table-cell>
          <table:table-cell table:style-name="Table1.B2" office:value-type="string">
            <text:p text:style-name="P21">Mul</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4">
            <text:p text:style-name="P22">14</text:p>
          </table:table-cell>
          <table:table-cell table:style-name="Table1.B2" office:value-type="string">
            <text:p text:style-name="P21">Div</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5">
            <text:p text:style-name="P22">15</text:p>
          </table:table-cell>
          <table:table-cell table:style-name="Table1.B2" office:value-type="string">
            <text:p text:style-name="P21">Mod</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6">
            <text:p text:style-name="P22">16</text:p>
          </table:table-cell>
          <table:table-cell table:style-name="Table1.B2" office:value-type="string">
            <text:p text:style-name="P21">Y</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amp;&amp; v2</text:p>
          </table:table-cell>
        </table:table-row>
        <table:table-row>
          <table:table-cell table:style-name="Table1.A2" office:value-type="float" office:value="17">
            <text:p text:style-name="P22">17</text:p>
          </table:table-cell>
          <table:table-cell table:style-name="Table1.B2" office:value-type="string">
            <text:p text:style-name="P21">O</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 v2</text:p>
          </table:table-cell>
        </table:table-row>
        <table:table-row>
          <table:table-cell table:style-name="Table1.A2" office:value-type="float" office:value="18">
            <text:p text:style-name="P22">18</text:p>
          </table:table-cell>
          <table:table-cell table:style-name="Table1.B2" office:value-type="string">
            <text:p text:style-name="P21">No</text:p>
          </table:table-cell>
          <table:table-cell table:style-name="Table1.A2" office:value-type="float" office:value="0">
            <text:p text:style-name="P21">0</text:p>
          </table:table-cell>
          <table:table-cell table:style-name="Table1.B2" office:value-type="string">
            <text:p text:style-name="P21">…, Bool v → …, Bool res</text:p>
          </table:table-cell>
          <table:table-cell table:style-name="Table1.E2" office:value-type="string">
            <text:p text:style-name="P21">res = !v1</text:p>
          </table:table-cell>
        </table:table-row>
        <table:table-row>
          <table:table-cell table:style-name="Table1.A2" office:value-type="float" office:value="19">
            <text:p text:style-name="P22">19</text:p>
          </table:table-cell>
          <table:table-cell table:style-name="Table1.B2" office:value-type="string">
            <text:p text:style-name="P21">Negativo</text:p>
          </table:table-cell>
          <table:table-cell table:style-name="Table1.A2" office:value-type="float" office:value="0">
            <text:p text:style-name="P21">0</text:p>
          </table:table-cell>
          <table:table-cell table:style-name="Table1.B2" office:value-type="string">
            <text:p text:style-name="P21">…, T v → T res</text:p>
          </table:table-cell>
          <table:table-cell table:style-name="Table1.E2" office:value-type="string">
            <text:p text:style-name="P21">res = -v. T tiene que ser unt ipo numérico distintoa Nat</text:p>
          </table:table-cell>
        </table:table-row>
        <table:table-row>
          <table:table-cell table:style-name="Table1.A2" office:value-type="float" office:value="20">
            <text:p text:style-name="P22">20</text:p>
          </table:table-cell>
          <table:table-cell table:style-name="Table1.B2" office:value-type="string">
            <text:p text:style-name="P21">Shl</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lt;&lt; v2. T tiene que ser un tipo numérico.</text:p>
          </table:table-cell>
        </table:table-row>
        <table:table-row>
          <table:table-cell table:style-name="Table1.A2" office:value-type="float" office:value="21">
            <text:p text:style-name="P22">21</text:p>
          </table:table-cell>
          <table:table-cell table:style-name="Table1.B2" office:value-type="string">
            <text:p text:style-name="P21">Shr</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gt;&gt; v2. T tiene que ser un tipo numérico.</text:p>
          </table:table-cell>
        </table:table-row>
        <table:table-row>
          <table:table-cell table:style-name="Table1.A2" office:value-type="float" office:value="22">
            <text:p text:style-name="P22">22</text:p>
          </table:table-cell>
          <table:table-cell table:style-name="Table1.B2" office:value-type="string">
            <text:p text:style-name="P21">CastInt</text:p>
          </table:table-cell>
          <table:table-cell table:style-name="Table1.A2" office:value-type="float" office:value="0">
            <text:p text:style-name="P21">0</text:p>
          </table:table-cell>
          <table:table-cell table:style-name="Table1.B2" office:value-type="string">
            <text:p text:style-name="P21">…, T v → Int res</text:p>
          </table:table-cell>
          <table:table-cell table:style-name="Table1.E2" office:value-type="string">
            <text:p text:style-name="P21">res = v como entero. Siguiendo la conversión especificada en este documento</text:p>
          </table:table-cell>
        </table:table-row>
        <table:table-row>
          <table:table-cell table:style-name="Table1.A2" office:value-type="float" office:value="23">
            <text:p text:style-name="P22">23</text:p>
          </table:table-cell>
          <table:table-cell table:style-name="Table1.B2" office:value-type="string">
            <text:p text:style-name="P21">CastChar</text:p>
          </table:table-cell>
          <table:table-cell table:style-name="Table1.A2" office:value-type="float" office:value="0">
            <text:p text:style-name="P21">0</text:p>
          </table:table-cell>
          <table:table-cell table:style-name="Table1.B2" office:value-type="string">
            <text:p text:style-name="P21">…, T v → Char res</text:p>
          </table:table-cell>
          <table:table-cell table:style-name="Table1.E2" office:value-type="string">
            <text:p text:style-name="P21">res = v como caracter. Siguiendo la conversión especificada en este documento</text:p>
          </table:table-cell>
        </table:table-row>
        <text:soft-page-break/>
        <table:table-row>
          <table:table-cell table:style-name="Table1.A2" office:value-type="float" office:value="24">
            <text:p text:style-name="P22">24</text:p>
          </table:table-cell>
          <table:table-cell table:style-name="Table1.B2" office:value-type="string">
            <text:p text:style-name="P21">CastFloat</text:p>
          </table:table-cell>
          <table:table-cell table:style-name="Table1.A2" office:value-type="float" office:value="0">
            <text:p text:style-name="P21">0</text:p>
          </table:table-cell>
          <table:table-cell table:style-name="Table1.B2" office:value-type="string">
            <text:p text:style-name="P21">…, T v → Float res</text:p>
          </table:table-cell>
          <table:table-cell table:style-name="Table1.E2" office:value-type="string">
            <text:p text:style-name="P21">res = v como real. Siguiendo la conversión especificada en este documento</text:p>
          </table:table-cell>
        </table:table-row>
        <table:table-row>
          <table:table-cell table:style-name="Table1.A2" office:value-type="float" office:value="25">
            <text:p text:style-name="P22">25</text:p>
          </table:table-cell>
          <table:table-cell table:style-name="Table1.B2" office:value-type="string">
            <text:p text:style-name="P21">CastNat</text:p>
          </table:table-cell>
          <table:table-cell table:style-name="Table1.A2" office:value-type="float" office:value="0">
            <text:p text:style-name="P21">0</text:p>
          </table:table-cell>
          <table:table-cell table:style-name="Table1.B2" office:value-type="string">
            <text:p text:style-name="P21">…, T v → Nat res</text:p>
          </table:table-cell>
          <table:table-cell table:style-name="Table1.E2" office:value-type="string">
            <text:p text:style-name="P21">res = v como natural. Siguiendo la conversión especificada en este documento</text:p>
          </table:table-cell>
        </table:table-row>
      </table:table>
      <text:p text:style-name="P9"/>
      <text:p text:style-name="P12">5.1.3.2 <text:s/>Repertorio de instrucciones del código java bytecode</text:p>
      <text:p text:style-name="P13"><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3"><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3"><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3"><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3"><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3"/>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10"/>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6">5.3.1 Atributos semánticos de codificación: codP y codJ</text:p>
      <text:p text:style-name="P6"/>
      <text:p text:style-name="P6">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8"><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6">5.3.2 El atributo numVars</text:p>
      <text:p text:style-name="P6"><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6"><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6">Este atributo será propio de las categoria Declaraciones.</text:p>
      <text:p text:style-name="P6"/>
      <text:p text:style-name="Standard"><text:span text:style-name="T1">5.4. Gramática de atributos</text:span><text:span text:style-name="T2"> </text:span></text:p>
      <text:p text:style-name="P1">Gramática de atributos que formaliza la traducción.</text:p>
      <text:p text:style-name="P1"/>
      <text:p text:style-name="P17"><text:bookmark-start text:name="DDE_LINK7"/>Programa → Declaraciones &amp; Instrucciones<text:bookmark-end text:name="DDE_LINK7"/></text:p>
      <text:p text:style-name="P16"><text:tab/>Programa.codJ = Instrucciones.codJ</text:p>
      <text:p text:style-name="P16"><text:tab/>Programa.codP = Instrucciones.codP</text:p>
      <text:p text:style-name="P16"/>
      <text:p text:style-name="P17">Declaraciones → Declaración ; Declaraciones</text:p>
      <text:p text:style-name="P16"><text:tab/>Declaraciones0.ts = añadeId(Declaraciones1.tsh, Declaracion.id, &lt;dir:Declaraciones1.numVars&gt;)</text:p>
      <text:p text:style-name="P16"><text:tab/>Declaraciones0.numVars = Declaraciones1.numVars +1</text:p>
      <text:p text:style-name="P16"/>
      <text:p text:style-name="P17">Declaraciones → Declaración</text:p>
      <text:p text:style-name="P16"><text:tab/>Declaraciones.ts = añadeId(creaTs(), Declaracion.id, &lt;dir:0&gt;)</text:p>
      <text:p text:style-name="P16"><text:tab/>Declaraciones.numVars = 1</text:p>
      <text:p text:style-name="P16"/>
      <text:p text:style-name="P17">Instrucciones → Instrucción ; Instrucciones</text:p>
      <text:p text:style-name="P16"><text:tab/>Instrucciones0.codP = Instrucción.codP || Instrucciones1.codP</text:p>
      <text:p text:style-name="P16"><text:tab/>Instrucciones0.codJ = Instrucción.codJ || Instrucciones1.codJ</text:p>
      <text:p text:style-name="P16"/>
      <text:p text:style-name="P17">Instrucciones → Instrucción</text:p>
      <text:p text:style-name="P16"><text:span text:style-name="T1"><text:tab/></text:span>Instrucciones.codP = Instrucción.codP</text:p>
      <text:p text:style-name="P16"><text:tab/>Instrucciones.codJ = Instrucción.codJ</text:p>
      <text:p text:style-name="P16"><text:soft-page-break/></text:p>
      <text:p text:style-name="P17">Instrucción → InsLectura</text:p>
      <text:p text:style-name="P16"><text:tab/>Instrucciones.codP = InsLectura.codP</text:p>
      <text:p text:style-name="P16"><text:tab/>Instrucciones.codJ = InsLectura.codJ<text:tab/></text:p>
      <text:p text:style-name="P16"/>
      <text:p text:style-name="P17">Instrucción → InsEscritura</text:p>
      <text:p text:style-name="P16"><text:tab/>Instrucción.codP = InsEscritura.codP</text:p>
      <text:p text:style-name="P16"><text:tab/>Instrucción.codJ = InsEscritura.codJ<text:tab/></text:p>
      <text:p text:style-name="P16"/>
      <text:p text:style-name="P17"><text:bookmark-start text:name="DDE_LINK8"/>InsLectura<text:bookmark-end text:name="DDE_LINK8"/> → <text:s/>in(id)</text:p>
      <text:p text:style-name="P18"><text:tab/>InsLectura.codP = in InsLectura.tsh[id.lex].dir</text:p>
      <text:p text:style-name="P18"><text:tab/>InsLectura.codJ = lectura dameNumTipo(InsLectura.tsh[id.lex].tipo)</text:p>
      <text:p text:style-name="P18"/>
      <text:p text:style-name="P17">InsEscritura → out(Expresion)</text:p>
      <text:p text:style-name="P18"><text:tab/>InsEscritura.codP = expresion.codP || out</text:p>
      <text:p text:style-name="P18"><text:tab/>InsEscritura.codJ = escritura dameNumTipo(InsEscritura.tsh[id.lex].tipo)</text:p>
      <text:p text:style-name="P18"><text:span text:style-name="T10"/></text:p>
      <text:p text:style-name="P17">InsAsignación → id := Expresión</text:p>
      <text:p text:style-name="P16"><text:tab/>InsAsignación.codP = Expresión.codP || apila-dir InsAsignación.tsh[id.lex].dir</text:p>
      <text:p text:style-name="P16"><text:tab/>InsAsignacion.codJ = </text:p>
      <text:p text:style-name="P16"><text:tab/><text:tab/>case (InstAsignacion.tsh[id.lex].tipo)</text:p>
      <text:p text:style-name="P16"><text:tab/><text:tab/><text:tab/>tBool:</text:p>
      <text:p text:style-name="P16"><text:tab/><text:tab/><text:tab/><text:tab/>Expresion.codJ || i2b || istore Instasignacion.tsh[id.lex].dir</text:p>
      <text:p text:style-name="P16"><text:tab/><text:tab/><text:tab/>tChar:</text:p>
      <text:p text:style-name="P16"><text:tab/><text:tab/><text:tab/><text:tab/>Expresion.codJ || i2c || istore Instasignacion.tsh[id.lex].dir</text:p>
      <text:p text:style-name="P16"><text:tab/><text:tab/><text:tab/>tNat:</text:p>
      <text:p text:style-name="P16"><text:tab/><text:tab/><text:tab/>tInt:</text:p>
      <text:p text:style-name="P16"><text:tab/><text:tab/><text:tab/><text:tab/>Expresion.codJ || istore Instasignacion.tsh[id.lex].dir</text:p>
      <text:p text:style-name="P16"><text:tab/><text:tab/><text:tab/>tReal:</text:p>
      <text:p text:style-name="P16"><text:tab/><text:tab/><text:tab/><text:tab/>Expresion.codJ || fstore Instasignacion.tsh[id.lex].dir<text:tab/><text:tab/><text:tab/></text:p>
      <text:p text:style-name="P16"/>
      <text:p text:style-name="P17">Expresión → ExpresiónNiv1 OpNiv0 Expresión</text:p>
      <text:p text:style-name="P16"><text:tab/>Expresión0.codP = </text:p>
      <text:p text:style-name="P16"><text:tab/><text:tab/>case (OpNiv0.op)</text:p>
      <text:p text:style-name="P16"><text:tab/><text:tab/><text:tab/>menor:</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menor</text:p>
      <text:p text:style-name="P16"><text:tab/><text:tab/><text:tab/><text:tab/><text:tab/><text:tab/>sino</text:p>
      <text:p text:style-name="P16"><text:tab/><text:tab/><text:tab/><text:tab/><text:tab/><text:tab/><text:tab/>ExpresiónNiv1.codP || Expresión1.codP || CastFloat || menor</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menor</text:p>
      <text:p text:style-name="P16"><text:tab/><text:tab/><text:tab/><text:tab/><text:tab/><text:tab/>sino si (Expresion1.tipo = tNat)</text:p>
      <text:p text:style-name="P16"><text:tab/><text:tab/><text:tab/><text:tab/><text:tab/><text:tab/><text:tab/>ExpresiónNiv1.codP || Expresión1.codP || CastInt || menor</text:p>
      <text:p text:style-name="P16"><text:tab/><text:tab/><text:tab/><text:tab/><text:tab/><text:tab/>sino</text:p>
      <text:p text:style-name="P16"><text:tab/><text:tab/><text:tab/><text:tab/><text:tab/><text:tab/><text:tab/>ExpresiónNiv1.codP || Expresión1.codP || menor</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menor</text:p>
      <text:p text:style-name="P16"><text:tab/><text:tab/><text:tab/><text:tab/><text:tab/><text:tab/>sino si (Expresion1.tipo = tInt)</text:p>
      <text:p text:style-name="P16"><text:tab/><text:tab/><text:tab/><text:tab/><text:tab/><text:tab/><text:tab/>ExpresiónNiv1.codP || CastInt || Expresión1.codP || menor</text:p>
      <text:p text:style-name="P16"><text:tab/><text:tab/><text:tab/><text:tab/><text:tab/><text:tab/>sino</text:p>
      <text:p text:style-name="P16"><text:tab/><text:tab/><text:tab/><text:tab/><text:tab/><text:tab/><text:tab/>ExpresiónNiv1.codP || Expresión1.codP || menor</text:p>
      <text:p text:style-name="P16"><text:tab/><text:tab/><text:tab/><text:tab/><text:tab/>otro:</text:p>
      <text:p text:style-name="P16"><text:tab/><text:tab/><text:tab/><text:tab/><text:tab/><text:tab/>ExpresiónNiv1.codP || Expresión1.codP || menor</text:p>
      <text:p text:style-name="P16"><text:tab/><text:tab/><text:tab/>mayor</text:p>
      <text:p text:style-name="P16"><text:tab/><text:tab/><text:tab/><text:tab/>case (ExpresionNiv1.tipo)</text:p>
      <text:p text:style-name="P16"><text:tab/><text:tab/><text:tab/><text:tab/><text:tab/>tReal:</text:p>
      <text:p text:style-name="P16"><text:soft-page-break/><text:tab/><text:tab/><text:tab/><text:tab/><text:tab/><text:tab/>si (Expresion1.tipo = tReal)</text:p>
      <text:p text:style-name="P16"><text:tab/><text:tab/><text:tab/><text:tab/><text:tab/><text:tab/><text:tab/>ExpresiónNiv1.codP || Expresión1.codP || mayor</text:p>
      <text:p text:style-name="P16"><text:tab/><text:tab/><text:tab/><text:tab/><text:tab/><text:tab/>sino</text:p>
      <text:p text:style-name="P16"><text:tab/><text:tab/><text:tab/><text:tab/><text:tab/><text:tab/><text:tab/>ExpresiónNiv1.codP || Expresión1.codP || CastFloat || mayor</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mayor</text:p>
      <text:p text:style-name="P16"><text:tab/><text:tab/><text:tab/><text:tab/><text:tab/><text:tab/>sino si (Expresion1.tipo = tNat)</text:p>
      <text:p text:style-name="P16"><text:tab/><text:tab/><text:tab/><text:tab/><text:tab/><text:tab/><text:tab/>ExpresiónNiv1.codP || Expresión1.codP || CastInt || mayor</text:p>
      <text:p text:style-name="P16"><text:tab/><text:tab/><text:tab/><text:tab/><text:tab/><text:tab/>sino</text:p>
      <text:p text:style-name="P16"><text:tab/><text:tab/><text:tab/><text:tab/><text:tab/><text:tab/><text:tab/>ExpresiónNiv1.codP || Expresión1.codP || mayor</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mayor</text:p>
      <text:p text:style-name="P16"><text:tab/><text:tab/><text:tab/><text:tab/><text:tab/><text:tab/>sino si (Expresion1.tipo = tInt)</text:p>
      <text:p text:style-name="P16"><text:tab/><text:tab/><text:tab/><text:tab/><text:tab/><text:tab/><text:tab/>ExpresiónNiv1.codP || CastInt || Expresión1.codP || mayor</text:p>
      <text:p text:style-name="P16"><text:tab/><text:tab/><text:tab/><text:tab/><text:tab/><text:tab/>sino</text:p>
      <text:p text:style-name="P16"><text:tab/><text:tab/><text:tab/><text:tab/><text:tab/><text:tab/><text:tab/>ExpresiónNiv1.codP || Expresión1.codP || mayor</text:p>
      <text:p text:style-name="P16"><text:tab/><text:tab/><text:tab/><text:tab/><text:tab/>otro:</text:p>
      <text:p text:style-name="P16"><text:tab/><text:tab/><text:tab/><text:tab/><text:tab/><text:tab/>ExpresiónNiv1.codP || Expresión1.codP || <text:s/>mayor</text:p>
      <text:p text:style-name="P16"><text:tab/><text:tab/><text:tab/>menor-ig</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menorIg</text:p>
      <text:p text:style-name="P16"><text:tab/><text:tab/><text:tab/><text:tab/><text:tab/><text:tab/>sino</text:p>
      <text:p text:style-name="P16"><text:tab/><text:tab/><text:tab/><text:tab/><text:tab/><text:tab/><text:tab/>ExpresiónNiv1.codP || Expresión1.codP || CastFloat || menorIg</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menorIg</text:p>
      <text:p text:style-name="P16"><text:tab/><text:tab/><text:tab/><text:tab/><text:tab/><text:tab/>sino si (Expresion1.tipo = tNat)</text:p>
      <text:p text:style-name="P16"><text:tab/><text:tab/><text:tab/><text:tab/><text:tab/><text:tab/><text:tab/>ExpresiónNiv1.codP || Expresión1.codP || CastInt || menorIg</text:p>
      <text:p text:style-name="P16"><text:tab/><text:tab/><text:tab/><text:tab/><text:tab/><text:tab/>sino</text:p>
      <text:p text:style-name="P16"><text:tab/><text:tab/><text:tab/><text:tab/><text:tab/><text:tab/><text:tab/>ExpresiónNiv1.codP || Expresión1.codP || menorIg</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menorIg</text:p>
      <text:p text:style-name="P16"><text:tab/><text:tab/><text:tab/><text:tab/><text:tab/><text:tab/>sino si (Expresion1.tipo = tInt)</text:p>
      <text:p text:style-name="P16"><text:tab/><text:tab/><text:tab/><text:tab/><text:tab/><text:tab/><text:tab/>ExpresiónNiv1.codP || CastInt || Expresión1.codP || menorIg</text:p>
      <text:p text:style-name="P16"><text:tab/><text:tab/><text:tab/><text:tab/><text:tab/><text:tab/>sino</text:p>
      <text:p text:style-name="P16"><text:tab/><text:tab/><text:tab/><text:tab/><text:tab/><text:tab/><text:tab/>ExpresiónNiv1.codP || Expresión1.codP || menorIg</text:p>
      <text:p text:style-name="P16"><text:tab/><text:tab/><text:tab/><text:tab/><text:tab/>otro:</text:p>
      <text:p text:style-name="P16"><text:tab/><text:tab/><text:tab/><text:tab/><text:tab/><text:tab/>ExpresiónNiv1.codP || Expresión1.codP || <text:s/>menorIg</text:p>
      <text:p text:style-name="P16"><text:tab/><text:tab/><text:tab/>mayor-ig</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mayorIg</text:p>
      <text:p text:style-name="P16"><text:tab/><text:tab/><text:tab/><text:tab/><text:tab/><text:tab/>sino</text:p>
      <text:p text:style-name="P16"><text:tab/><text:tab/><text:tab/><text:tab/><text:tab/><text:tab/><text:tab/>ExpresiónNiv1.codP || Expresión1.codP || CastFloat || mayorIg</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mayorIg</text:p>
      <text:p text:style-name="P16"><text:tab/><text:tab/><text:tab/><text:tab/><text:tab/><text:tab/>sino si (Expresion1.tipo = tNat)</text:p>
      <text:p text:style-name="P16"><text:tab/><text:tab/><text:tab/><text:tab/><text:tab/><text:tab/><text:tab/>ExpresiónNiv1.codP || Expresión1.codP || CastInt || mayorIg</text:p>
      <text:p text:style-name="P16"><text:tab/><text:tab/><text:tab/><text:tab/><text:tab/><text:tab/>sino</text:p>
      <text:p text:style-name="P16"><text:tab/><text:tab/><text:tab/><text:tab/><text:tab/><text:tab/><text:tab/>ExpresiónNiv1.codP || Expresión1.codP || mayorIg</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mayorIg</text:p>
      <text:p text:style-name="P16"><text:soft-page-break/><text:tab/><text:tab/><text:tab/><text:tab/><text:tab/><text:tab/>sino si (Expresion1.tipo = tInt)</text:p>
      <text:p text:style-name="P16"><text:tab/><text:tab/><text:tab/><text:tab/><text:tab/><text:tab/><text:tab/>ExpresiónNiv1.codP || CastInt || Expresión1.codP || mayorIg</text:p>
      <text:p text:style-name="P16"><text:tab/><text:tab/><text:tab/><text:tab/><text:tab/><text:tab/>sino</text:p>
      <text:p text:style-name="P16"><text:tab/><text:tab/><text:tab/><text:tab/><text:tab/><text:tab/><text:tab/>ExpresiónNiv1.codP || Expresión1.codP || mayorIg</text:p>
      <text:p text:style-name="P16"><text:tab/><text:tab/><text:tab/><text:tab/><text:tab/>otro:</text:p>
      <text:p text:style-name="P16"><text:tab/><text:tab/><text:tab/><text:tab/><text:tab/><text:tab/>ExpresiónNiv1.codP || Expresión1.codP || <text:s/>mayorIg</text:p>
      <text:p text:style-name="P16"><text:tab/><text:tab/><text:tab/>igual</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igual</text:p>
      <text:p text:style-name="P16"><text:tab/><text:tab/><text:tab/><text:tab/><text:tab/><text:tab/>sino</text:p>
      <text:p text:style-name="P16"><text:tab/><text:tab/><text:tab/><text:tab/><text:tab/><text:tab/><text:tab/>ExpresiónNiv1.codP || Expresión1.codP || CastFloat || igual</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igual</text:p>
      <text:p text:style-name="P16"><text:tab/><text:tab/><text:tab/><text:tab/><text:tab/><text:tab/>sino si (Expresion1.tipo = tNat)</text:p>
      <text:p text:style-name="P16"><text:tab/><text:tab/><text:tab/><text:tab/><text:tab/><text:tab/><text:tab/>ExpresiónNiv1.codP || Expresión1.codP || CastInt || igual</text:p>
      <text:p text:style-name="P16"><text:tab/><text:tab/><text:tab/><text:tab/><text:tab/><text:tab/>sino</text:p>
      <text:p text:style-name="P16"><text:tab/><text:tab/><text:tab/><text:tab/><text:tab/><text:tab/><text:tab/>ExpresiónNiv1.codP || Expresión1.codP || igual</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igual</text:p>
      <text:p text:style-name="P16"><text:tab/><text:tab/><text:tab/><text:tab/><text:tab/><text:tab/>sino si (Expresion1.tipo = tInt)</text:p>
      <text:p text:style-name="P16"><text:tab/><text:tab/><text:tab/><text:tab/><text:tab/><text:tab/><text:tab/>ExpresiónNiv1.codP || CastInt || Expresión1.codP || igual</text:p>
      <text:p text:style-name="P16"><text:tab/><text:tab/><text:tab/><text:tab/><text:tab/><text:tab/>sino</text:p>
      <text:p text:style-name="P16"><text:tab/><text:tab/><text:tab/><text:tab/><text:tab/><text:tab/><text:tab/>ExpresiónNiv1.codP || Expresión1.codP || igual</text:p>
      <text:p text:style-name="P16"><text:tab/><text:tab/><text:tab/><text:tab/><text:tab/>otro:</text:p>
      <text:p text:style-name="P16"><text:tab/><text:tab/><text:tab/><text:tab/><text:tab/><text:tab/>ExpresiónNiv1.codP || Expresión1.codP || <text:s/>igual</text:p>
      <text:p text:style-name="P16"><text:tab/><text:tab/><text:tab/>no-igual</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no-igual</text:p>
      <text:p text:style-name="P16"><text:tab/><text:tab/><text:tab/><text:tab/><text:tab/><text:tab/>sino</text:p>
      <text:p text:style-name="P16"><text:tab/><text:tab/><text:tab/><text:tab/><text:tab/><text:tab/><text:tab/>ExpresiónNiv1.codP || Expresión1.codP || CastFloat || no-igual</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no-igual</text:p>
      <text:p text:style-name="P16"><text:tab/><text:tab/><text:tab/><text:tab/><text:tab/><text:tab/>sino si (Expresion1.tipo = tNat)</text:p>
      <text:p text:style-name="P16"><text:tab/><text:tab/><text:tab/><text:tab/><text:tab/><text:tab/><text:tab/>ExpresiónNiv1.codP || Expresión1.codP || CastInt || no-igual</text:p>
      <text:p text:style-name="P16"><text:tab/><text:tab/><text:tab/><text:tab/><text:tab/><text:tab/>sino</text:p>
      <text:p text:style-name="P16"><text:tab/><text:tab/><text:tab/><text:tab/><text:tab/><text:tab/><text:tab/>ExpresiónNiv1.codP || Expresión1.codP || no-igual</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no-igual</text:p>
      <text:p text:style-name="P16"><text:tab/><text:tab/><text:tab/><text:tab/><text:tab/><text:tab/>sino si (Expresion1.tipo = tInt)</text:p>
      <text:p text:style-name="P16"><text:tab/><text:tab/><text:tab/><text:tab/><text:tab/><text:tab/><text:tab/>ExpresiónNiv1.codP || CastInt || Expresión1.codP || no-igual</text:p>
      <text:p text:style-name="P16"><text:tab/><text:tab/><text:tab/><text:tab/><text:tab/><text:tab/>sino</text:p>
      <text:p text:style-name="P16"><text:tab/><text:tab/><text:tab/><text:tab/><text:tab/><text:tab/><text:tab/>ExpresiónNiv1.codP || Expresión1.codP || no-igual</text:p>
      <text:p text:style-name="P16"><text:tab/><text:tab/><text:tab/><text:tab/><text:tab/>otro:</text:p>
      <text:p text:style-name="P16"><text:tab/><text:tab/><text:tab/><text:tab/><text:tab/><text:tab/>ExpresiónNiv1.codP || Expresión1.codP || <text:s/>no-igual</text:p>
      <text:p text:style-name="P16"/>
      <text:p text:style-name="P16"><text:tab/>ExpresionNiv1.lineaH = Expresion0.lineaH</text:p>
      <text:p text:style-name="P16"><text:tab/>Expresión0.codJ = </text:p>
      <text:p text:style-name="P16"><text:tab/><text:tab/>case (OpNiv0.op)</text:p>
      <text:p text:style-name="P16"><text:tab/><text:tab/><text:tab/>menor:</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soft-page-break/><text:tab/><text:tab/><text:tab/><text:tab/><text:tab/><text:tab/>Expresion1.codJ || </text:p>
      <text:p text:style-name="P16"><text:tab/><text:tab/><text:tab/><text:tab/><text:tab/><text:tab/>fcmpg || </text:p>
      <text:p text:style-name="P16"><text:tab/><text:tab/><text:tab/><text:tab/><text:tab/><text:tab/>if_g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g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g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ge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mayor</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l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l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le +7</text:p>
      <text:p text:style-name="P16"><text:tab/><text:tab/><text:tab/><text:tab/><text:tab/><text:tab/>iconst_1</text:p>
      <text:p text:style-name="P16"><text:tab/><text:tab/><text:tab/><text:tab/><text:tab/><text:tab/>goto +4</text:p>
      <text:p text:style-name="P16"><text:soft-page-break/><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le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menor-ig</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g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g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g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gt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mayor-ig</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l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lt +7</text:p>
      <text:p text:style-name="P16"><text:soft-page-break/><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l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lt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igual</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n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n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ne +7 ||</text:p>
      <text:p text:style-name="P16"><text:tab/><text:tab/><text:tab/><text:tab/><text:tab/><text:tab/>iconst_1 ||</text:p>
      <text:p text:style-name="P16"><text:tab/><text:tab/><text:tab/><text:tab/><text:tab/><text:tab/>goto +4 ||</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ne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no-igual</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soft-page-break/><text:tab/><text:tab/><text:tab/><text:tab/><text:tab/><text:tab/>Expresion1.codJ || </text:p>
      <text:p text:style-name="P16"><text:tab/><text:tab/><text:tab/><text:tab/><text:tab/><text:tab/>fcmpg || </text:p>
      <text:p text:style-name="P16"><text:tab/><text:tab/><text:tab/><text:tab/><text:tab/><text:tab/>if_eq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eq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eq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eq +7 ||</text:p>
      <text:p text:style-name="P16"><text:tab/><text:tab/><text:tab/><text:tab/><text:tab/><text:tab/>iconst_1 ||</text:p>
      <text:p text:style-name="P16"><text:tab/><text:tab/><text:tab/><text:tab/><text:tab/><text:tab/>goto +4 ||</text:p>
      <text:p text:style-name="P16"><text:tab/><text:tab/><text:tab/><text:tab/><text:tab/><text:tab/>iconst_0</text:p>
      <text:p text:style-name="P16"/>
      <text:p text:style-name="P17">Expresión → ExpresiónNiv1</text:p>
      <text:p text:style-name="P16"><text:tab/>Expresión.codP = ExpresionNiv1.codP</text:p>
      <text:p text:style-name="P16"><text:tab/>Expresión.codJ = ExpresionNiv1.codJ</text:p>
      <text:p text:style-name="P16"/>
      <text:p text:style-name="P17">ExpresiónNiv1 → ExpresiónNiv1 OpNiv1 ExpresiónNiv2</text:p>
      <text:p text:style-name="P16"><text:tab/>ExpresionNiv10.codP =</text:p>
      <text:p text:style-name="P16"><text:tab/><text:tab/>case (OpNiv11.op)</text:p>
      <text:p text:style-name="P16"><text:tab/><text:tab/><text:tab/>suma:</text:p>
      <text:p text:style-name="P19"><text:tab/><text:tab/><text:tab/><text:tab/>case (ExpresionNiv11.tipo)</text:p>
      <text:p text:style-name="P19"><text:tab/><text:tab/><text:tab/><text:tab/><text:tab/>tReal:</text:p>
      <text:p text:style-name="P19"><text:tab/><text:tab/><text:tab/><text:tab/><text:tab/><text:tab/>si(ExpresionNiv2 .tipo = tReal)</text:p>
      <text:p text:style-name="P19"><text:tab/><text:tab/><text:tab/><text:tab/><text:tab/><text:tab/><text:tab/>ExpresionNiv11.codP || ExpresionNiv2.codP || sumar</text:p>
      <text:p text:style-name="P19"><text:tab/><text:tab/><text:tab/><text:tab/><text:tab/><text:tab/>sino </text:p>
      <text:p text:style-name="P19"><text:tab/><text:tab/><text:tab/><text:tab/><text:tab/><text:tab/><text:tab/>ExpresionNiv11.codP || ExpresionNiv2.codP || (CastFloat) || sumar</text:p>
      <text:p text:style-name="P19"><text:tab/><text:tab/><text:tab/><text:tab/><text:tab/>tInt:</text:p>
      <text:p text:style-name="P19"><text:tab/><text:tab/><text:tab/><text:tab/><text:tab/><text:tab/>si (ExpresionNiv2.tipo = tReal)</text:p>
      <text:p text:style-name="P19"><text:tab/><text:tab/><text:tab/><text:tab/><text:tab/><text:tab/><text:tab/>ExpresionNiv11.codP || (CastFloat) || ExpresionNiv2.codP || sumar</text:p>
      <text:p text:style-name="P19"><text:tab/><text:tab/><text:tab/><text:tab/><text:tab/><text:tab/>sino si (ExpresionNiv2.tipo = tNat)</text:p>
      <text:p text:style-name="P19"><text:tab/><text:tab/><text:tab/><text:tab/><text:tab/><text:tab/><text:tab/>ExpresionNiv11.codP || ExpresionNiv2.codP || (CastInt) || sumar</text:p>
      <text:p text:style-name="P19"><text:tab/><text:tab/><text:tab/><text:tab/><text:tab/><text:tab/>sino </text:p>
      <text:p text:style-name="P19"><text:tab/><text:tab/><text:tab/><text:tab/><text:tab/><text:tab/><text:tab/>ExpresionNiv11.codP || ExpresionNiv2.codP || sumar</text:p>
      <text:p text:style-name="P19"><text:tab/><text:tab/><text:tab/><text:tab/><text:tab/>tNat:</text:p>
      <text:p text:style-name="P19"><text:tab/><text:tab/><text:tab/><text:tab/><text:tab/><text:tab/>si (ExpresionNiv2.tipo = tReal)</text:p>
      <text:p text:style-name="P19"><text:tab/><text:tab/><text:tab/><text:tab/><text:tab/><text:tab/><text:tab/>ExpresionNiv11.codP || (CastFloat) || ExpresionNiv2.codP || sumar</text:p>
      <text:p text:style-name="P19"><text:tab/><text:tab/><text:tab/><text:tab/><text:tab/><text:tab/>sino si (ExpresionNiv2.tipo = tInt)</text:p>
      <text:p text:style-name="P19"><text:tab/><text:tab/><text:tab/><text:tab/><text:tab/><text:tab/><text:tab/>ExpresionNiv11.codP || (CastInt) || ExpresionNiv2.codP || <text:s/>sumar</text:p>
      <text:p text:style-name="P19"><text:tab/><text:tab/><text:tab/><text:tab/><text:tab/><text:tab/>sino </text:p>
      <text:p text:style-name="P19"><text:soft-page-break/><text:tab/><text:tab/><text:tab/><text:tab/><text:tab/><text:tab/><text:tab/>ExpresionNiv11.codP || ExpresionNiv2.codP || sumar</text:p>
      <text:p text:style-name="P16"><text:tab/><text:tab/><text:tab/>resta:</text:p>
      <text:p text:style-name="P19"><text:tab/><text:tab/><text:tab/><text:tab/>case (ExpresionNiv11.tipo)</text:p>
      <text:p text:style-name="P19"><text:tab/><text:tab/><text:tab/><text:tab/><text:tab/>tReal:</text:p>
      <text:p text:style-name="P19"><text:tab/><text:tab/><text:tab/><text:tab/><text:tab/><text:tab/>si(ExpresionNiv2 .tipo = tReal)</text:p>
      <text:p text:style-name="P19"><text:tab/><text:tab/><text:tab/><text:tab/><text:tab/><text:tab/><text:tab/>ExpresionNiv11.codP || ExpresionNiv2.codP || restar</text:p>
      <text:p text:style-name="P19"><text:tab/><text:tab/><text:tab/><text:tab/><text:tab/><text:tab/>sino </text:p>
      <text:p text:style-name="P19"><text:tab/><text:tab/><text:tab/><text:tab/><text:tab/><text:tab/><text:tab/>ExpresionNiv11.codP || ExpresionNiv2.codP || (CastFloat) || restar</text:p>
      <text:p text:style-name="P19"><text:tab/><text:tab/><text:tab/><text:tab/><text:tab/>tInt:</text:p>
      <text:p text:style-name="P19"><text:tab/><text:tab/><text:tab/><text:tab/><text:tab/><text:tab/>si (ExpresionNiv2.tipo = tReal)</text:p>
      <text:p text:style-name="P19"><text:tab/><text:tab/><text:tab/><text:tab/><text:tab/><text:tab/><text:tab/>ExpresionNiv11.codP || (CastFloat) || ExpresionNiv2.codP || restar</text:p>
      <text:p text:style-name="P19"><text:tab/><text:tab/><text:tab/><text:tab/><text:tab/><text:tab/>sino si (ExpresionNiv2.tipo = tNat)</text:p>
      <text:p text:style-name="P19"><text:tab/><text:tab/><text:tab/><text:tab/><text:tab/><text:tab/><text:tab/>ExpresionNiv11.codP || ExpresionNiv2.codP || (CastInt) || restar</text:p>
      <text:p text:style-name="P19"><text:tab/><text:tab/><text:tab/><text:tab/><text:tab/><text:tab/>sino </text:p>
      <text:p text:style-name="P19"><text:tab/><text:tab/><text:tab/><text:tab/><text:tab/><text:tab/><text:tab/>ExpresionNiv11.codP || ExpresionNiv2.codP || restar</text:p>
      <text:p text:style-name="P19"><text:tab/><text:tab/><text:tab/><text:tab/><text:tab/>tNat:</text:p>
      <text:p text:style-name="P19"><text:tab/><text:tab/><text:tab/><text:tab/><text:tab/><text:tab/>si (ExpresionNiv2.tipo = tReal)</text:p>
      <text:p text:style-name="P19"><text:tab/><text:tab/><text:tab/><text:tab/><text:tab/><text:tab/><text:tab/>ExpresionNiv11.codP || (CastFloat) || ExpresionNiv2.codP || restar</text:p>
      <text:p text:style-name="P19"><text:tab/><text:tab/><text:tab/><text:tab/><text:tab/><text:tab/>sino si (ExpresionNiv2.tipo = tInt)</text:p>
      <text:p text:style-name="P19"><text:tab/><text:tab/><text:tab/><text:tab/><text:tab/><text:tab/><text:tab/>ExpresionNiv11.codP || (CastInt) || ExpresionNiv2.codP || <text:s/>restar</text:p>
      <text:p text:style-name="P19"><text:tab/><text:tab/><text:tab/><text:tab/><text:tab/><text:tab/>sino </text:p>
      <text:p text:style-name="P19"><text:tab/><text:tab/><text:tab/><text:tab/><text:tab/><text:tab/><text:tab/>ExpresionNiv11.codP || ExpresionNiv2.codP || restar</text:p>
      <text:p text:style-name="P16"><text:tab/><text:tab/><text:tab/>o:</text:p>
      <text:p text:style-name="P16"><text:tab/><text:tab/><text:tab/><text:tab/>ExpresiónNiv11.codP || ExpresiónNiv2.codP || o<text:tab/><text:tab/></text:p>
      <text:p text:style-name="P16"><text:tab/>ExpresionNiv10.codJ =</text:p>
      <text:p text:style-name="P16"><text:tab/><text:tab/>case (OpNiv11.op)</text:p>
      <text:p text:style-name="P16"><text:tab/><text:tab/><text:tab/>suma:</text:p>
      <text:p text:style-name="P16"><text:tab/><text:tab/><text:tab/><text:tab/>si (ExpresionNiv11.tipo = tReal)</text:p>
      <text:p text:style-name="P16"><text:tab/><text:tab/><text:tab/><text:tab/><text:tab/>si(ExpresionNiv2.tipo = tReal)</text:p>
      <text:p text:style-name="P16"><text:tab/><text:tab/><text:tab/><text:tab/><text:tab/><text:tab/> ExpresiónNiv11.codJ || ExpresiónNiv2. codJ || fadd</text:p>
      <text:p text:style-name="P16"><text:tab/><text:tab/><text:tab/><text:tab/><text:tab/>sino</text:p>
      <text:p text:style-name="P16"><text:tab/><text:tab/><text:tab/><text:tab/><text:tab/><text:tab/> ExpresiónNiv11.codJ || ExpresiónNiv2. codJ || i2f || fadd</text:p>
      <text:p text:style-name="P16"><text:tab/><text:tab/><text:tab/><text:tab/>sino</text:p>
      <text:p text:style-name="P16"><text:tab/><text:tab/><text:tab/><text:tab/><text:tab/>si(ExpresionNiv2.tipo = tReal)</text:p>
      <text:p text:style-name="P16"><text:tab/><text:tab/><text:tab/><text:tab/><text:tab/><text:tab/> ExpresiónNiv11.codJ || i2f || ExpresiónNiv2. codJ || fadd</text:p>
      <text:p text:style-name="P16"><text:tab/><text:tab/><text:tab/><text:tab/><text:tab/>sino</text:p>
      <text:p text:style-name="P16"><text:tab/><text:tab/><text:tab/><text:tab/><text:tab/><text:tab/> ExpresiónNiv11.codJ || ExpresiónNiv2. codJ || iadd</text:p>
      <text:p text:style-name="P16"><text:tab/><text:tab/><text:tab/>resta:</text:p>
      <text:p text:style-name="P16"><text:tab/><text:tab/><text:tab/><text:tab/>si (ExpresionNiv11.tipo = tReal)</text:p>
      <text:p text:style-name="P16"><text:tab/><text:tab/><text:tab/><text:tab/><text:tab/>si(ExpresionNiv2.tipo = tReal)</text:p>
      <text:p text:style-name="P16"><text:tab/><text:tab/><text:tab/><text:tab/><text:tab/><text:tab/> ExpresiónNiv11.codJ || ExpresiónNiv2. codJ || fsub</text:p>
      <text:p text:style-name="P16"><text:tab/><text:tab/><text:tab/><text:tab/><text:tab/>sino</text:p>
      <text:p text:style-name="P16"><text:tab/><text:tab/><text:tab/><text:tab/><text:tab/><text:tab/> ExpresiónNiv11.codJ || ExpresiónNiv2. codJ || i2f || fsub</text:p>
      <text:p text:style-name="P16"><text:tab/><text:tab/><text:tab/><text:tab/>sino</text:p>
      <text:p text:style-name="P16"><text:tab/><text:tab/><text:tab/><text:tab/><text:tab/>si(ExpresionNiv2.tipo = tReal)</text:p>
      <text:p text:style-name="P16"><text:tab/><text:tab/><text:tab/><text:tab/><text:tab/><text:tab/> ExpresiónNiv11.codJ || i2f || ExpresiónNiv2. codJ || fsub</text:p>
      <text:p text:style-name="P16"><text:tab/><text:tab/><text:tab/><text:tab/><text:tab/>sino</text:p>
      <text:p text:style-name="P16"><text:tab/><text:tab/><text:tab/><text:tab/><text:tab/><text:tab/> ExpresiónNiv11.codJ || ExpresiónNiv2. codJ || isub</text:p>
      <text:p text:style-name="P16"><text:tab/><text:tab/><text:tab/>o:</text:p>
      <text:p text:style-name="P16"><text:tab/><text:tab/><text:tab/><text:tab/>ExpresiónNiv11.codJ ||</text:p>
      <text:p text:style-name="P16"><text:tab/><text:tab/><text:tab/><text:tab/>ifne +7 ||</text:p>
      <text:p text:style-name="P16"><text:tab/><text:tab/><text:tab/><text:tab/>ExpresionNiv2.codJ ||</text:p>
      <text:p text:style-name="P16"><text:tab/><text:tab/><text:tab/><text:tab/>ifeq +7 ||</text:p>
      <text:p text:style-name="P16"><text:tab/><text:tab/><text:tab/><text:tab/>iconst_1 ||</text:p>
      <text:p text:style-name="P16"><text:tab/><text:tab/><text:tab/><text:tab/>goto +4 ||</text:p>
      <text:p text:style-name="P16"><text:tab/><text:tab/><text:tab/><text:tab/>iconst_0</text:p>
      <text:p text:style-name="P16"/>
      <text:p text:style-name="P17">ExpresiónNiv1 → ExpresiónNiv2</text:p>
      <text:p text:style-name="P16"><text:bookmark-start text:name="DDE_LINK10"/><text:tab/>ExpresionNiv1.codP = ExpresionNiv2.codP<text:bookmark-end text:name="DDE_LINK10"/></text:p>
      <text:p text:style-name="P16"><text:tab/>ExpresionNiv1.codJ = ExpresionNiv2.codJ</text:p>
      <text:p text:style-name="P16"><text:soft-page-break/></text:p>
      <text:p text:style-name="P17">ExpresiónNiv2 → ExpresiónNiv2 OpNiv2 ExpresiónNiv3</text:p>
      <text:p text:style-name="P19"><text:tab/>ExpresiónNiv20.codP = </text:p>
      <text:p text:style-name="P19"><text:tab/><text:tab/>case(OpNiv2.op)</text:p>
      <text:p text:style-name="P19"><text:tab/><text:tab/><text:tab/>Multiplica:</text:p>
      <text:p text:style-name="P19"><text:tab/><text:tab/><text:tab/><text:tab/>case (ExpresionNiv2.tipo)</text:p>
      <text:p text:style-name="P19"><text:tab/><text:tab/><text:tab/><text:tab/><text:tab/>tReal:</text:p>
      <text:p text:style-name="P19"><text:tab/><text:tab/><text:tab/><text:tab/><text:tab/><text:tab/>si(ExpresionNiv3.tipo = tReal)</text:p>
      <text:p text:style-name="P19"><text:tab/><text:tab/><text:tab/><text:tab/><text:tab/><text:tab/><text:tab/>ExpresiónNiv21.codP || ExpresiónNiv3.codP || Mul</text:p>
      <text:p text:style-name="P19"><text:tab/><text:tab/><text:tab/><text:tab/><text:tab/><text:tab/>sino </text:p>
      <text:p text:style-name="P19"><text:tab/><text:tab/><text:tab/><text:tab/><text:tab/><text:tab/><text:tab/>ExpresiónNiv21.codP || ExpresiónNiv3.codP || (CastFloat) || Mul</text:p>
      <text:p text:style-name="P19"><text:tab/><text:tab/><text:tab/><text:tab/><text:tab/>tInt:</text:p>
      <text:p text:style-name="P19"><text:tab/><text:tab/><text:tab/><text:tab/><text:tab/><text:tab/>si (ExpresionNiv3 .tipo = tReal)</text:p>
      <text:p text:style-name="P19"><text:tab/><text:tab/><text:tab/><text:tab/><text:tab/><text:tab/><text:tab/>ExpresiónNiv21.codP || (CastFloat) || ExpresiónNiv3.codP || Mul</text:p>
      <text:p text:style-name="P19"><text:tab/><text:tab/><text:tab/><text:tab/><text:tab/><text:tab/>sino si (ExpresionNiv3 .tipo = tNat)</text:p>
      <text:p text:style-name="P19"><text:tab/><text:tab/><text:tab/><text:tab/><text:tab/><text:tab/><text:tab/>ExpresiónNiv21.codP || ExpresiónNiv3.codP || (CastInt) || Mul</text:p>
      <text:p text:style-name="P19"><text:tab/><text:tab/><text:tab/><text:tab/><text:tab/><text:tab/>sino </text:p>
      <text:p text:style-name="P19"><text:tab/><text:tab/><text:tab/><text:tab/><text:tab/><text:tab/><text:tab/>ExpresiónNiv21.codP || ExpresiónNiv3.codP || Mul</text:p>
      <text:p text:style-name="P19"><text:tab/><text:tab/><text:tab/><text:tab/><text:tab/>tNat:</text:p>
      <text:p text:style-name="P19"><text:tab/><text:tab/><text:tab/><text:tab/><text:tab/><text:tab/>si (ExpresionNiv3 .tipo = tReal)</text:p>
      <text:p text:style-name="P19"><text:tab/><text:tab/><text:tab/><text:tab/><text:tab/><text:tab/><text:tab/>ExpresiónNiv21.codP || (CastFloat) || ExpresiónNiv3.codP || Mul</text:p>
      <text:p text:style-name="P19"><text:tab/><text:tab/><text:tab/><text:tab/><text:tab/><text:tab/>sino si (ExpresionNiv3 .tipo = tInt)</text:p>
      <text:p text:style-name="P19"><text:tab/><text:tab/><text:tab/><text:tab/><text:tab/><text:tab/><text:tab/>ExpresiónNiv21.codP || (CastInt) || ExpresiónNiv3.codP || <text:s/>Mul</text:p>
      <text:p text:style-name="P19"><text:tab/><text:tab/><text:tab/><text:tab/><text:tab/><text:tab/>sino </text:p>
      <text:p text:style-name="P19"><text:tab/><text:tab/><text:tab/><text:tab/><text:tab/><text:tab/><text:tab/>ExpresiónNiv21.codP || ExpresiónNiv3.codP || Mul</text:p>
      <text:p text:style-name="P19"><text:tab/><text:tab/><text:tab/>Divide:</text:p>
      <text:p text:style-name="P19"><text:tab/><text:tab/><text:tab/><text:tab/>case (ExpresionNiv2.tipo)</text:p>
      <text:p text:style-name="P19"><text:tab/><text:tab/><text:tab/><text:tab/><text:tab/>tReal:</text:p>
      <text:p text:style-name="P19"><text:tab/><text:tab/><text:tab/><text:tab/><text:tab/><text:tab/>si(ExpresionNiv3.tipo = tReal)</text:p>
      <text:p text:style-name="P19"><text:tab/><text:tab/><text:tab/><text:tab/><text:tab/><text:tab/><text:tab/>ExpresiónNiv21.codP || ExpresiónNiv3.codP || Div</text:p>
      <text:p text:style-name="P19"><text:tab/><text:tab/><text:tab/><text:tab/><text:tab/><text:tab/>sino </text:p>
      <text:p text:style-name="P19"><text:tab/><text:tab/><text:tab/><text:tab/><text:tab/><text:tab/><text:tab/>ExpresiónNiv21.codP || ExpresiónNiv3.codP || (CastFloat) || Div</text:p>
      <text:p text:style-name="P19"><text:tab/><text:tab/><text:tab/><text:tab/><text:tab/>tInt:</text:p>
      <text:p text:style-name="P19"><text:tab/><text:tab/><text:tab/><text:tab/><text:tab/><text:tab/>si (ExpresionNiv3 .tipo = tReal)</text:p>
      <text:p text:style-name="P19"><text:tab/><text:tab/><text:tab/><text:tab/><text:tab/><text:tab/><text:tab/>ExpresiónNiv21.codP || (CastFloat) || ExpresiónNiv3.codP || Div</text:p>
      <text:p text:style-name="P19"><text:tab/><text:tab/><text:tab/><text:tab/><text:tab/><text:tab/>sino si (ExpresionNiv3 .tipo = tNat)</text:p>
      <text:p text:style-name="P19"><text:tab/><text:tab/><text:tab/><text:tab/><text:tab/><text:tab/><text:tab/>ExpresiónNiv21.codP || ExpresiónNiv3.codP || (CastInt) || Div</text:p>
      <text:p text:style-name="P19"><text:tab/><text:tab/><text:tab/><text:tab/><text:tab/><text:tab/>sino </text:p>
      <text:p text:style-name="P19"><text:tab/><text:tab/><text:tab/><text:tab/><text:tab/><text:tab/><text:tab/>ExpresiónNiv21.codP || ExpresiónNiv3.codP || Div</text:p>
      <text:p text:style-name="P19"><text:tab/><text:tab/><text:tab/><text:tab/><text:tab/>tNat:</text:p>
      <text:p text:style-name="P19"><text:tab/><text:tab/><text:tab/><text:tab/><text:tab/><text:tab/>si (ExpresionNiv3 .tipo = tReal)</text:p>
      <text:p text:style-name="P19"><text:tab/><text:tab/><text:tab/><text:tab/><text:tab/><text:tab/><text:tab/>ExpresiónNiv21.codP || (CastFloat) || ExpresiónNiv3.codP || Div</text:p>
      <text:p text:style-name="P19"><text:tab/><text:tab/><text:tab/><text:tab/><text:tab/><text:tab/>sino si (ExpresionNiv3 .tipo = tInt)</text:p>
      <text:p text:style-name="P19"><text:tab/><text:tab/><text:tab/><text:tab/><text:tab/><text:tab/><text:tab/>ExpresiónNiv21.codP || (CastInt) || ExpresiónNiv3.codP || <text:s/>Div</text:p>
      <text:p text:style-name="P19"><text:tab/><text:tab/><text:tab/><text:tab/><text:tab/><text:tab/>sino </text:p>
      <text:p text:style-name="P19"><text:tab/><text:tab/><text:tab/><text:tab/><text:tab/><text:tab/><text:tab/>ExpresiónNiv21.codP || ExpresiónNiv3.codP || Div</text:p>
      <text:p text:style-name="P19"><text:tab/><text:tab/><text:tab/>Modulo:</text:p>
      <text:p text:style-name="P19"><text:tab/><text:tab/><text:tab/><text:tab/>ExpresiónNiv21.codP || ExpresiónNiv3.codP || Mod</text:p>
      <text:p text:style-name="P19"><text:tab/><text:tab/><text:tab/>y:</text:p>
      <text:p text:style-name="P19"><text:tab/><text:tab/><text:tab/><text:tab/>ExpresiónNiv21.codP || ExpresiónNiv3.codP || Y</text:p>
      <text:p text:style-name="P19"><text:tab/>ExpresiónNiv20.codJ = </text:p>
      <text:p text:style-name="P19"><text:tab/><text:tab/>case(OpNiv2.op)</text:p>
      <text:p text:style-name="P19"><text:tab/><text:tab/><text:tab/>Multiplica:</text:p>
      <text:p text:style-name="P19"><text:tab/><text:tab/><text:tab/><text:tab/>si(ExpresionNiv21.tipo = tReal)</text:p>
      <text:p text:style-name="P19"><text:tab/><text:tab/><text:tab/><text:tab/><text:tab/>si(ExpresionNiv3.tipo = tReal)</text:p>
      <text:p text:style-name="P19"><text:tab/><text:tab/><text:tab/><text:tab/><text:tab/><text:tab/>ExpresionNiv21.codJ || ExpresionNiv3.codJ || fmul</text:p>
      <text:p text:style-name="P19"><text:tab/><text:tab/><text:tab/><text:tab/><text:tab/>sino</text:p>
      <text:p text:style-name="P19"><text:tab/><text:tab/><text:tab/><text:tab/><text:tab/><text:tab/>ExpresionNiv21.codJ || ExpresionNiv3.codJ || i2f || fmul</text:p>
      <text:p text:style-name="P19"><text:tab/><text:tab/><text:tab/><text:tab/>sino</text:p>
      <text:p text:style-name="P19"><text:tab/><text:tab/><text:tab/><text:tab/><text:tab/>si(ExpresionNiv3.tipo = real)</text:p>
      <text:p text:style-name="P19"><text:soft-page-break/><text:tab/><text:tab/><text:tab/><text:tab/><text:tab/><text:tab/>ExpresionNiv21.codJ || i2f || ExpresionNiv3.codJ|| fmul</text:p>
      <text:p text:style-name="P19"><text:tab/><text:tab/><text:tab/><text:tab/><text:tab/>sino</text:p>
      <text:p text:style-name="P19"><text:tab/><text:tab/><text:tab/><text:tab/><text:tab/><text:tab/>ExpresionNiv21.codJ || ExpresionNiv3.codJ|| imul</text:p>
      <text:p text:style-name="P19"><text:tab/><text:tab/><text:tab/>Divide:</text:p>
      <text:p text:style-name="P19"><text:tab/><text:tab/><text:tab/><text:tab/>si(ExpresionNiv21.tipo = tReal)</text:p>
      <text:p text:style-name="P19"><text:tab/><text:tab/><text:tab/><text:tab/><text:tab/>si(ExpresionNiv3.tipo = tReal)</text:p>
      <text:p text:style-name="P19"><text:tab/><text:tab/><text:tab/><text:tab/><text:tab/><text:tab/>ExpresionNiv21.codJ || ExpresionNiv3.codJ || fdiv</text:p>
      <text:p text:style-name="P19"><text:tab/><text:tab/><text:tab/><text:tab/><text:tab/>sino</text:p>
      <text:p text:style-name="P19"><text:tab/><text:tab/><text:tab/><text:tab/><text:tab/><text:tab/>ExpresionNiv21.codJ || ExpresionNiv3.codJ || i2f || fdiv</text:p>
      <text:p text:style-name="P19"><text:tab/><text:tab/><text:tab/><text:tab/>sino</text:p>
      <text:p text:style-name="P19"><text:tab/><text:tab/><text:tab/><text:tab/><text:tab/>si(ExpresionNiv3.tipo = real)</text:p>
      <text:p text:style-name="P19"><text:tab/><text:tab/><text:tab/><text:tab/><text:tab/><text:tab/>ExpresionNiv21.codJ || i2f || ExpresionNiv3.codJ|| fdiv</text:p>
      <text:p text:style-name="P19"><text:tab/><text:tab/><text:tab/><text:tab/><text:tab/>sino</text:p>
      <text:p text:style-name="P19"><text:tab/><text:tab/><text:tab/><text:tab/><text:tab/><text:tab/>ExpresionNiv21.codJ || ExpresionNiv3.codJ|| idiv</text:p>
      <text:p text:style-name="P19"><text:tab/><text:tab/><text:tab/>Modulo:</text:p>
      <text:p text:style-name="P19"><text:tab/><text:tab/><text:tab/><text:tab/>ExpresiónNiv21. codJ || ExpresiónNiv3. codJ || imod</text:p>
      <text:p text:style-name="P19"><text:tab/><text:tab/><text:tab/>y:</text:p>
      <text:p text:style-name="P19"><text:tab/><text:tab/><text:tab/><text:tab/>ExpresionNiv21.codJ ||</text:p>
      <text:p text:style-name="P19"><text:tab/><text:tab/><text:tab/><text:tab/>ifeq +11 ||</text:p>
      <text:p text:style-name="P19"><text:tab/><text:tab/><text:tab/><text:tab/>ExpresiónNiv3.codJ ||</text:p>
      <text:p text:style-name="P19"><text:tab/><text:tab/><text:tab/><text:tab/>ifeq +7 ||</text:p>
      <text:p text:style-name="P19"><text:tab/><text:tab/><text:tab/><text:tab/>iconst_1 ||</text:p>
      <text:p text:style-name="P19"><text:tab/><text:tab/><text:tab/><text:tab/>goto +4 ||</text:p>
      <text:p text:style-name="P19"><text:tab/><text:tab/><text:tab/><text:tab/>iconst_0</text:p>
      <text:p text:style-name="P19"/>
      <text:p text:style-name="P17">ExpresiónNiv2 → ExpresiónNiv3</text:p>
      <text:p text:style-name="P19"><text:tab/>ExpresiónNiv2.codP = ExpresiónNiv3.codP</text:p>
      <text:p text:style-name="P19"><text:tab/>ExpresiónNiv2.codJ = ExpresiónNiv3.codJ</text:p>
      <text:p text:style-name="P19"/>
      <text:p text:style-name="P17">ExpresiónNiv3 → ExpresionNiv4 OpNiv3 ExpresiónNiv3</text:p>
      <text:p text:style-name="P19"><text:tab/>ExpresiónNiv30.codP = </text:p>
      <text:p text:style-name="P16"><text:tab/><text:tab/>case (OpNiv31.op)</text:p>
      <text:p text:style-name="P16"><text:tab/><text:tab/><text:tab/>shl:</text:p>
      <text:p text:style-name="P16"><text:tab/><text:tab/><text:tab/><text:tab/><text:span text:style-name="T3">ExpresiónNiv4.codP || ExpresiónNiv31.codP || shl</text:span></text:p>
      <text:p text:style-name="P16"><text:tab/><text:tab/><text:tab/>shr:</text:p>
      <text:p text:style-name="P16"><text:tab/><text:tab/><text:tab/><text:tab/><text:span text:style-name="T3">ExpresiónNiv4.codP || ExpresiónNiv31.codP || shr</text:span></text:p>
      <text:p text:style-name="P19"><text:tab/>ExpresiónNiv30.codJ = </text:p>
      <text:p text:style-name="P16"><text:tab/><text:tab/>case (OpNiv31.op)</text:p>
      <text:p text:style-name="P16"><text:tab/><text:tab/><text:tab/>shl:</text:p>
      <text:p text:style-name="P16"><text:tab/><text:tab/><text:tab/><text:tab/><text:span text:style-name="T3">ExpresiónNiv4.codJ || ExpresiónNiv31.codJ|| ishl</text:span></text:p>
      <text:p text:style-name="P16"><text:tab/><text:tab/><text:tab/>shr:</text:p>
      <text:p text:style-name="P19"><text:tab/><text:tab/><text:tab/><text:tab/>ExpresiónNiv4.codJ || ExpresiónNiv31.codJ || ishr</text:p>
      <text:p text:style-name="P19"/>
      <text:p text:style-name="P17">ExpresiónNiv3 → ExpresiónNiv4</text:p>
      <text:p text:style-name="P19"><text:tab/>ExpresiónNiv3.codP = ExpresiónNiv4.codP</text:p>
      <text:p text:style-name="P19"><text:tab/>ExpresionNiv3.codJ = ExpresionNiv4.codJ</text:p>
      <text:p text:style-name="P19"/>
      <text:p text:style-name="P17">ExpresiónNiv4 → OpNiv4 ExpresiónNiv4</text:p>
      <text:p text:style-name="P19"><text:tab/>ExpresiónNiv40.codP = </text:p>
      <text:p text:style-name="P19"><text:tab/><text:tab/>case (OpNiv41.op)</text:p>
      <text:p text:style-name="P19"><text:tab/><text:tab/><text:tab/>no:</text:p>
      <text:p text:style-name="P19"><text:tab/><text:tab/><text:tab/><text:tab/>ExpresiónNiv41.codP || no</text:p>
      <text:p text:style-name="P19"><text:tab/><text:tab/><text:tab/>negativo:</text:p>
      <text:p text:style-name="P19"><text:tab/><text:tab/><text:tab/><text:tab/>ExpresiónNiv41.codP || negativo</text:p>
      <text:p text:style-name="P19"><text:tab/><text:tab/><text:tab/>cast-float:</text:p>
      <text:p text:style-name="P19"><text:tab/><text:tab/><text:tab/><text:tab/>ExpresiónNiv41.codP || CastFloat</text:p>
      <text:p text:style-name="P19"><text:tab/><text:tab/><text:tab/>cast-int:</text:p>
      <text:p text:style-name="P19"><text:tab/><text:tab/><text:tab/><text:tab/>ExpresiónNiv41.codP || CastInt</text:p>
      <text:p text:style-name="P19"><text:tab/><text:tab/><text:tab/>cast-nat:</text:p>
      <text:p text:style-name="P19"><text:tab/><text:tab/><text:tab/><text:tab/>ExpresiónNiv41.codP || CastNat</text:p>
      <text:p text:style-name="P19"><text:soft-page-break/><text:tab/><text:tab/><text:tab/>cast-char:</text:p>
      <text:p text:style-name="P19"><text:tab/><text:tab/><text:tab/><text:tab/>ExpresiónNiv41.codP || CastChar</text:p>
      <text:p text:style-name="P19"><text:tab/>ExpresiónNiv40.codJ = </text:p>
      <text:p text:style-name="P19"><text:tab/><text:tab/>case (OpNiv4.op)</text:p>
      <text:p text:style-name="P19"><text:tab/><text:tab/><text:tab/>no:</text:p>
      <text:p text:style-name="P19"><text:tab/><text:tab/><text:tab/><text:tab/>ExpresiónNiv4.codJ ||</text:p>
      <text:p text:style-name="P19"><text:tab/><text:tab/><text:tab/><text:tab/>ifeq +7 ||</text:p>
      <text:p text:style-name="P19"><text:tab/><text:tab/><text:tab/><text:tab/>iconst_0 ||</text:p>
      <text:p text:style-name="P19"><text:tab/><text:tab/><text:tab/><text:tab/>goto +4 || </text:p>
      <text:p text:style-name="P19"><text:tab/><text:tab/><text:tab/><text:tab/>iconst_1</text:p>
      <text:p text:style-name="P19"><text:tab/><text:tab/><text:tab/>negativo:</text:p>
      <text:p text:style-name="P19"><text:tab/><text:tab/><text:tab/><text:tab/>case (ExpresionNiv41.tipo)</text:p>
      <text:p text:style-name="P19"><text:tab/><text:tab/><text:tab/><text:tab/><text:tab/>tInt:</text:p>
      <text:p text:style-name="P19"><text:tab/><text:tab/><text:tab/><text:tab/><text:tab/><text:tab/>ExpresiónNiv41.codJ || ineg</text:p>
      <text:p text:style-name="P19"><text:tab/><text:tab/><text:tab/><text:tab/><text:tab/>tReal:</text:p>
      <text:p text:style-name="P19"><text:tab/><text:tab/><text:tab/><text:tab/><text:tab/><text:tab/>ExpresiónNiv41.codJ || fneg</text:p>
      <text:p text:style-name="P19"><text:tab/><text:tab/><text:tab/>cast-floa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 || i2f</text:p>
      <text:p text:style-name="P19"><text:tab/><text:tab/><text:tab/><text:tab/><text:tab/>tReal:</text:p>
      <text:p text:style-name="P19"><text:tab/><text:tab/><text:tab/><text:tab/><text:tab/><text:tab/>ExpresiónNiv41.codJ</text:p>
      <text:p text:style-name="P19"><text:tab/><text:tab/><text:tab/>cast-in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text:p>
      <text:p text:style-name="P19"><text:tab/><text:tab/><text:tab/><text:tab/><text:tab/>tReal:</text:p>
      <text:p text:style-name="P19"><text:tab/><text:tab/><text:tab/><text:tab/><text:tab/><text:tab/>ExpresiónNiv41.codJ || f2i</text:p>
      <text:p text:style-name="P19"><text:tab/><text:tab/><text:tab/>cast-na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codJ</text:p>
      <text:p text:style-name="P19"><text:tab/><text:tab/><text:tab/><text:tab/><text:tab/>tReal:</text:p>
      <text:p text:style-name="P19"><text:tab/><text:tab/><text:tab/><text:tab/><text:tab/><text:tab/>ExpresiónNiv4.codJ || f2i</text:p>
      <text:p text:style-name="P19"><text:tab/><text:tab/><text:tab/>cast-char:</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text:p>
      <text:p text:style-name="P19"><text:tab/><text:tab/><text:tab/><text:tab/><text:tab/>tReal:</text:p>
      <text:p text:style-name="P19"><text:tab/><text:tab/><text:tab/><text:tab/><text:tab/><text:tab/>ExpresiónNiv41.codJ || f2i</text:p>
      <text:p text:style-name="P19"/>
      <text:p text:style-name="P17">ExpresiónNiv4 → | Expresión |</text:p>
      <text:p text:style-name="P19"><text:tab/>ExpresiónNiv4.codP = Expresión.codP || abs</text:p>
      <text:p text:style-name="P19"><text:tab/>ExpresionNiv4.codJ = </text:p>
      <text:p text:style-name="P19"><text:tab/><text:tab/>case (Expresion.tipo)</text:p>
      <text:p text:style-name="P19"><text:tab/><text:tab/><text:tab/>tReal:</text:p>
      <text:p text:style-name="P19"><text:tab/><text:tab/><text:tab/><text:tab/>Expresion.codJ ||</text:p>
      <text:p text:style-name="P19"><text:tab/><text:tab/><text:tab/><text:tab/>dup ||</text:p>
      <text:p text:style-name="P19"><text:tab/><text:tab/><text:tab/><text:tab/>fconst_0 ||</text:p>
      <text:p text:style-name="P19"><text:tab/><text:tab/><text:tab/><text:tab/>fcmpg ||</text:p>
      <text:p text:style-name="P19"><text:tab/><text:tab/><text:tab/><text:tab/>ifge +4</text:p>
      <text:p text:style-name="P19"><text:tab/><text:tab/><text:tab/><text:tab/>fneg</text:p>
      <text:p text:style-name="P19"><text:soft-page-break/><text:tab/><text:tab/><text:tab/>otro:</text:p>
      <text:p text:style-name="P19"><text:tab/><text:tab/><text:tab/><text:tab/>Expresion.codJ ||</text:p>
      <text:p text:style-name="P19"><text:tab/><text:tab/><text:tab/><text:tab/>dup ||</text:p>
      <text:p text:style-name="P19"><text:tab/><text:tab/><text:tab/><text:tab/>ifge +4</text:p>
      <text:p text:style-name="P19"><text:tab/><text:tab/><text:tab/><text:tab/>fneg</text:p>
      <text:p text:style-name="P20"/>
      <text:p text:style-name="P17">ExpresiónNiv4 → ( Expresión )</text:p>
      <text:p text:style-name="P19"><text:tab/>ExpresiónNiv4.codP = Expresión.codP</text:p>
      <text:p text:style-name="P19"><text:tab/>ExpresionNiv4.codJ = Literal.codJ</text:p>
      <text:p text:style-name="P19"/>
      <text:p text:style-name="P17">ExpresiónNiv4 → Literal</text:p>
      <text:p text:style-name="P19"><text:tab/>ExpresiónNiv4.codP = Literal.codP</text:p>
      <text:p text:style-name="P19"><text:bookmark-start text:name="DDE_LINK11"/><text:tab/>ExpresionNiv4.codJ = Literal.codJ<text:bookmark-end text:name="DDE_LINK11"/></text:p>
      <text:p text:style-name="P17">Literal → id</text:p>
      <text:p text:style-name="P19"><text:tab/>Literal.codP = apila-dir Literal.tsh[id.lex].dir</text:p>
      <text:p text:style-name="P19"><text:tab/>Literal.codJ = case(Literal.tsh[id.lex].tipo)</text:p>
      <text:p text:style-name="P19"><text:tab/><text:tab/>tBool:</text:p>
      <text:p text:style-name="P19"><text:tab/><text:tab/><text:tab/>i2b || iload <text:s/>Literal.tsh[id.lex].dir</text:p>
      <text:p text:style-name="P19"><text:tab/><text:tab/>tCha:</text:p>
      <text:p text:style-name="P19"><text:tab/><text:tab/><text:tab/>i2c || iload <text:s/>Literal.tsh[id.lex].dir</text:p>
      <text:p text:style-name="P19"><text:tab/><text:tab/>tNat:</text:p>
      <text:p text:style-name="P19"><text:tab/><text:tab/>tInt:</text:p>
      <text:p text:style-name="P19"><text:tab/><text:tab/><text:tab/>iload <text:s/>Literal.tsh[id.lex].dir</text:p>
      <text:p text:style-name="P19"><text:tab/><text:tab/>tReal:</text:p>
      <text:p text:style-name="P19"><text:tab/><text:tab/><text:tab/>fload <text:s/>Literal.tsh[id.lex].dir</text:p>
      <text:p text:style-name="P17">Literal → litNat</text:p>
      <text:p text:style-name="P19"><text:tab/>Literal.codP = apila getValor(litNat.lex)</text:p>
      <text:p text:style-name="P19"><text:tab/>Literal.codJ = iconst getValor(litNat.lex))</text:p>
      <text:p text:style-name="P19"/>
      <text:p text:style-name="P17">Literal → litFlo</text:p>
      <text:p text:style-name="P19"><text:tab/>Literal.codP = apila getValor(litFlo.lex)</text:p>
      <text:p text:style-name="P19"><text:tab/>Literal.codJ = fconst getValor(litFlo.lex))</text:p>
      <text:p text:style-name="P19"/>
      <text:p text:style-name="P17">Literal → litEnt</text:p>
      <text:p text:style-name="P19"><text:tab/>Literal.codP = apila getValor(litEnt.lex)</text:p>
      <text:p text:style-name="P19"><text:tab/>Literal.codJ = iconst getValor(litEnt.lex))</text:p>
      <text:p text:style-name="P17">Literal → litBoo</text:p>
      <text:p text:style-name="P19"><text:tab/>Literal.codP = apila getValor(litBoo.lex)</text:p>
      <text:p text:style-name="P19"><text:tab/>Literal.codJ = iconst getValor(litEnt.lex))</text:p>
      <text:p text:style-name="P19"/>
      <text:p text:style-name="P17">Literal → litCha</text:p>
      <text:p text:style-name="P19"><text:tab/>Literal.codP = apila getValor(litCha.lex)</text:p>
      <text:p text:style-name="P19"><text:tab/>Literal.codJ = iconst getValor(litCha.lex))</text:p>
      <text:p text:style-name="P19"><text:tab/><text:tab/><text:tab/></text:p>
      <text:p text:style-name="P19"><text:tab/><text:tab/><text:tab/></text:p>
      <text:p text:style-name="P19"/>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0T17:13:07</dc:date>
    <dc:creator>Gonzalo Jaureguizar</dc:creator>
    <meta:editing-duration>PT20H13M46S</meta:editing-duration>
    <meta:editing-cycles>37</meta:editing-cycles>
    <meta:generator>OpenOffice.org/3.1$Linux OpenOffice.org_project/310m19$Build-9420</meta:generator>
    <meta:document-statistic meta:table-count="1" meta:image-count="0" meta:object-count="0" meta:page-count="19" meta:paragraph-count="978" meta:word-count="5165" meta:character-count="38144"/>
  </office:meta>
</office:document-meta>
</file>